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84">
            <text:p>8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04">
            <text:p>10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2">
            <text:p>22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8053">
            <text:p>805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142">
            <text:p>1014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776">
            <text:p>1277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02">
            <text:p>2020-12-0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9 - 1.6)">
            <text:p>(0.99 - 1.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36">
            <text:p>1.3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4" table:number-columns-repeated="2" table:default-cell-style-name="Default"/>
        <table:table-column table:style-name="co7" table:default-cell-style-name="Default"/>
        <table:table-column table:style-name="co10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8.5">
            <text:p>208.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50749063670412">
            <text:p>0.0650749064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606226942446">
            <text:p>1.2360622694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0.9944600988618">
            <text:p>10.994460098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13">
            <text:p>213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88723051409619">
            <text:p>0.0588723051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1284632668608">
            <text:p>1.2128463267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1170089433877">
            <text:p>12.117008943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8.875">
            <text:p>188.875</text:p>
          </table:table-cell>
          <table:table-cell office:value-type="float" office:value="225.5">
            <text:p>225.5</text:p>
          </table:table-cell>
          <table:table-cell office:value-type="float" office:value="0.0688813813813814">
            <text:p>0.0688813814</text:p>
          </table:table-cell>
          <table:table-cell office:value-type="float" office:value="0.0784364617940199">
            <text:p>0.0784364618</text:p>
          </table:table-cell>
          <table:table-cell office:value-type="float" office:value="0.0457682159529125">
            <text:p>0.045768216</text:p>
          </table:table-cell>
          <table:table-cell office:value-type="float" office:value="1.25038433844881">
            <text:p>1.2503843384</text:p>
          </table:table-cell>
          <table:table-cell office:value-type="float" office:value="1.28658608221505">
            <text:p>1.2865860822</text:p>
          </table:table-cell>
          <table:table-cell office:value-type="float" office:value="1.16429442583456">
            <text:p>1.1642944258</text:p>
          </table:table-cell>
          <table:table-cell office:value-type="float" office:value="10.4056367432904">
            <text:p>10.4056367433</text:p>
          </table:table-cell>
          <table:table-cell office:value-type="float" office:value="9.17926537944763">
            <text:p>9.1792653794</text:p>
          </table:table-cell>
          <table:table-cell office:value-type="float" office:value="15.4887166902377">
            <text:p>15.488716690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84.875">
            <text:p>184.87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426470588235294">
            <text:p>0.0426470588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528294982699">
            <text:p>1.1528294983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6.5972676534001">
            <text:p>16.597267653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96">
            <text:p>2696</text:p>
          </table:table-cell>
          <table:table-cell office:value-type="float" office:value="5072">
            <text:p>5072</text:p>
          </table:table-cell>
          <table:table-cell office:value-type="float" office:value="91">
            <text:p>91</text:p>
          </table:table-cell>
          <table:table-cell office:value-type="float" office:value="264.375">
            <text:p>264.375</text:p>
          </table:table-cell>
          <table:table-cell office:value-type="float" office:value="268.25">
            <text:p>268.25</text:p>
          </table:table-cell>
          <table:table-cell office:value-type="float" office:value="0.054951690821256">
            <text:p>0.0549516908</text:p>
          </table:table-cell>
          <table:table-cell office:value-type="float" office:value="0.098061943620178">
            <text:p>0.0980619436</text:p>
          </table:table-cell>
          <table:table-cell office:value-type="float" office:value="0.0528884069400631">
            <text:p>0.0528884069</text:p>
          </table:table-cell>
          <table:table-cell office:value-type="float" office:value="1.19824950698966">
            <text:p>1.198249507</text:p>
          </table:table-cell>
          <table:table-cell office:value-type="float" office:value="1.36206444645229">
            <text:p>1.3620644465</text:p>
          </table:table-cell>
          <table:table-cell office:value-type="float" office:value="1.19059190412399">
            <text:p>1.1905919041</text:p>
          </table:table-cell>
          <table:table-cell office:value-type="float" office:value="12.9572390325064">
            <text:p>12.9572390325</text:p>
          </table:table-cell>
          <table:table-cell office:value-type="float" office:value="7.40963350156604">
            <text:p>7.4096335016</text:p>
          </table:table-cell>
          <table:table-cell office:value-type="float" office:value="13.4494402425802">
            <text:p>13.449440242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675">
            <text:p>1675</text:p>
          </table:table-cell>
          <table:table-cell office:value-type="float" office:value="2792">
            <text:p>2792</text:p>
          </table:table-cell>
          <table:table-cell office:value-type="float" office:value="5146">
            <text:p>5146</text:p>
          </table:table-cell>
          <table:table-cell office:value-type="float" office:value="70.5">
            <text:p>70.5</text:p>
          </table:table-cell>
          <table:table-cell office:value-type="float" office:value="119">
            <text:p>119</text:p>
          </table:table-cell>
          <table:table-cell office:value-type="float" office:value="297.875">
            <text:p>297.875</text:p>
          </table:table-cell>
          <table:table-cell office:value-type="float" office:value="0.042089552238806">
            <text:p>0.0420895522</text:p>
          </table:table-cell>
          <table:table-cell office:value-type="float" office:value="0.042621776504298">
            <text:p>0.0426217765</text:p>
          </table:table-cell>
          <table:table-cell office:value-type="float" office:value="0.0578847648659153">
            <text:p>0.0578847649</text:p>
          </table:table-cell>
          <table:table-cell office:value-type="float" office:value="1.15078563243484">
            <text:p>1.1507856324</text:p>
          </table:table-cell>
          <table:table-cell office:value-type="float" office:value="1.15273678479651">
            <text:p>1.1527367848</text:p>
          </table:table-cell>
          <table:table-cell office:value-type="float" office:value="1.20916394319772">
            <text:p>1.2091639432</text:p>
          </table:table-cell>
          <table:table-cell office:value-type="float" office:value="16.8125827019885">
            <text:p>16.812582702</text:p>
          </table:table-cell>
          <table:table-cell office:value-type="float" office:value="16.6069100462957">
            <text:p>16.6069100463</text:p>
          </table:table-cell>
          <table:table-cell office:value-type="float" office:value="12.3179281519411">
            <text:p>12.317928151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935">
            <text:p>2935</text:p>
          </table:table-cell>
          <table:table-cell office:value-type="float" office:value="5409">
            <text:p>5409</text:p>
          </table:table-cell>
          <table:table-cell office:value-type="float" office:value="102.625">
            <text:p>102.625</text:p>
          </table:table-cell>
          <table:table-cell office:value-type="float" office:value="257">
            <text:p>257</text:p>
          </table:table-cell>
          <table:table-cell office:value-type="float" office:value="355.75">
            <text:p>355.75</text:p>
          </table:table-cell>
          <table:table-cell office:value-type="float" office:value="0.0536741631799163">
            <text:p>0.0536741632</text:p>
          </table:table-cell>
          <table:table-cell office:value-type="float" office:value="0.0875638841567291">
            <text:p>0.0875638842</text:p>
          </table:table-cell>
          <table:table-cell office:value-type="float" office:value="0.065770012941394">
            <text:p>0.0657700129</text:p>
          </table:table-cell>
          <table:table-cell office:value-type="float" office:value="1.19350616608411">
            <text:p>1.1935061661</text:p>
          </table:table-cell>
          <table:table-cell office:value-type="float" office:value="1.32150176481343">
            <text:p>1.3215017648</text:p>
          </table:table-cell>
          <table:table-cell office:value-type="float" office:value="1.23867340671541">
            <text:p>1.2386734067</text:p>
          </table:table-cell>
          <table:table-cell office:value-type="float" office:value="13.2575357915304">
            <text:p>13.2575357915</text:p>
          </table:table-cell>
          <table:table-cell office:value-type="float" office:value="8.257628208205">
            <text:p>8.2576282082</text:p>
          </table:table-cell>
          <table:table-cell office:value-type="float" office:value="10.8818491259856">
            <text:p>10.88184912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100">
            <text:p>3100</text:p>
          </table:table-cell>
          <table:table-cell office:value-type="float" office:value="5274">
            <text:p>5274</text:p>
          </table:table-cell>
          <table:table-cell office:value-type="float" office:value="111.5">
            <text:p>111.5</text:p>
          </table:table-cell>
          <table:table-cell office:value-type="float" office:value="182.25">
            <text:p>182.25</text:p>
          </table:table-cell>
          <table:table-cell office:value-type="float" office:value="451.75">
            <text:p>451.75</text:p>
          </table:table-cell>
          <table:table-cell office:value-type="float" office:value="0.0572381930184805">
            <text:p>0.057238193</text:p>
          </table:table-cell>
          <table:table-cell office:value-type="float" office:value="0.0587903225806452">
            <text:p>0.0587903226</text:p>
          </table:table-cell>
          <table:table-cell office:value-type="float" office:value="0.0856560485400076">
            <text:p>0.0856560485</text:p>
          </table:table-cell>
          <table:table-cell office:value-type="float" office:value="1.20675504861512">
            <text:p>1.2067550486</text:p>
          </table:table-cell>
          <table:table-cell office:value-type="float" office:value="1.21254048100937">
            <text:p>1.212540481</text:p>
          </table:table-cell>
          <table:table-cell office:value-type="float" office:value="1.31417660884694">
            <text:p>1.3141766088</text:p>
          </table:table-cell>
          <table:table-cell office:value-type="float" office:value="12.4532305251002">
            <text:p>12.4532305251</text:p>
          </table:table-cell>
          <table:table-cell office:value-type="float" office:value="12.1334317856292">
            <text:p>12.1334317856</text:p>
          </table:table-cell>
          <table:table-cell office:value-type="float" office:value="8.43404219445067">
            <text:p>8.434042194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90">
            <text:p>3190</text:p>
          </table:table-cell>
          <table:table-cell office:value-type="float" office:value="6307">
            <text:p>6307</text:p>
          </table:table-cell>
          <table:table-cell office:value-type="float" office:value="103.25">
            <text:p>103.25</text:p>
          </table:table-cell>
          <table:table-cell office:value-type="float" office:value="335.375">
            <text:p>335.375</text:p>
          </table:table-cell>
          <table:table-cell office:value-type="float" office:value="351.125">
            <text:p>351.125</text:p>
          </table:table-cell>
          <table:table-cell office:value-type="float" office:value="0.0586314593980693">
            <text:p>0.0586314594</text:p>
          </table:table-cell>
          <table:table-cell office:value-type="float" office:value="0.105133228840125">
            <text:p>0.1051332288</text:p>
          </table:table-cell>
          <table:table-cell office:value-type="float" office:value="0.055672268907563">
            <text:p>0.0556722689</text:p>
          </table:table-cell>
          <table:table-cell office:value-type="float" office:value="1.21194789803429">
            <text:p>1.211947898</text:p>
          </table:table-cell>
          <table:table-cell office:value-type="float" office:value="1.38963017272089">
            <text:p>1.3896301727</text:p>
          </table:table-cell>
          <table:table-cell office:value-type="float" office:value="1.20092776816609">
            <text:p>1.2009277682</text:p>
          </table:table-cell>
          <table:table-cell office:value-type="float" office:value="12.1653861342348">
            <text:p>12.1653861342</text:p>
          </table:table-cell>
          <table:table-cell office:value-type="float" office:value="6.93383646655392">
            <text:p>6.9338364666</text:p>
          </table:table-cell>
          <table:table-cell office:value-type="float" office:value="12.7939370644448">
            <text:p>12.793937064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469">
            <text:p>3469</text:p>
          </table:table-cell>
          <table:table-cell office:value-type="float" office:value="6496">
            <text:p>6496</text:p>
          </table:table-cell>
          <table:table-cell office:value-type="float" office:value="116.625">
            <text:p>116.625</text:p>
          </table:table-cell>
          <table:table-cell office:value-type="float" office:value="186.5">
            <text:p>186.5</text:p>
          </table:table-cell>
          <table:table-cell office:value-type="float" office:value="296.875">
            <text:p>296.875</text:p>
          </table:table-cell>
          <table:table-cell office:value-type="float" office:value="0.0632456616052061">
            <text:p>0.0632456616</text:p>
          </table:table-cell>
          <table:table-cell office:value-type="float" office:value="0.0537618910348804">
            <text:p>0.053761891</text:p>
          </table:table-cell>
          <table:table-cell office:value-type="float" office:value="0.0457012007389163">
            <text:p>0.0457012007</text:p>
          </table:table-cell>
          <table:table-cell office:value-type="float" office:value="1.22919984249351">
            <text:p>1.2291998425</text:p>
          </table:table-cell>
          <table:table-cell office:value-type="float" office:value="1.19383168684027">
            <text:p>1.1938316868</text:p>
          </table:table-cell>
          <table:table-cell office:value-type="float" office:value="1.16404785809421">
            <text:p>1.1640478581</text:p>
          </table:table-cell>
          <table:table-cell office:value-type="float" office:value="11.3026319104271">
            <text:p>11.3026319104</text:p>
          </table:table-cell>
          <table:table-cell office:value-type="float" office:value="13.2364581391137">
            <text:p>13.2364581391</text:p>
          </table:table-cell>
          <table:table-cell office:value-type="float" office:value="15.5109282803721">
            <text:p>15.510928280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13">
            <text:p>3813</text:p>
          </table:table-cell>
          <table:table-cell office:value-type="float" office:value="7138">
            <text:p>7138</text:p>
          </table:table-cell>
          <table:table-cell office:value-type="float" office:value="109.875">
            <text:p>109.875</text:p>
          </table:table-cell>
          <table:table-cell office:value-type="float" office:value="223.75">
            <text:p>223.75</text:p>
          </table:table-cell>
          <table:table-cell office:value-type="float" office:value="230.375">
            <text:p>230.375</text:p>
          </table:table-cell>
          <table:table-cell office:value-type="float" office:value="0.0513434579439252">
            <text:p>0.0513434579</text:p>
          </table:table-cell>
          <table:table-cell office:value-type="float" office:value="0.0586808287437713">
            <text:p>0.0586808287</text:p>
          </table:table-cell>
          <table:table-cell office:value-type="float" office:value="0.0322744466237041">
            <text:p>0.0322744466</text:p>
          </table:table-cell>
          <table:table-cell office:value-type="float" office:value="1.18486895812407">
            <text:p>1.1848689581</text:p>
          </table:table-cell>
          <table:table-cell office:value-type="float" office:value="1.21213204234083">
            <text:p>1.2121320423</text:p>
          </table:table-cell>
          <table:table-cell office:value-type="float" office:value="1.1150021773965">
            <text:p>1.1150021774</text:p>
          </table:table-cell>
          <table:table-cell office:value-type="float" office:value="13.8438860944139">
            <text:p>13.8438860944</text:p>
          </table:table-cell>
          <table:table-cell office:value-type="float" office:value="12.1554372707239">
            <text:p>12.1554372707</text:p>
          </table:table-cell>
          <table:table-cell office:value-type="float" office:value="21.8213946056313">
            <text:p>21.821394605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39">
            <text:p>4139</text:p>
          </table:table-cell>
          <table:table-cell office:value-type="float" office:value="8482">
            <text:p>8482</text:p>
          </table:table-cell>
          <table:table-cell office:value-type="float" office:value="145.125">
            <text:p>145.125</text:p>
          </table:table-cell>
          <table:table-cell office:value-type="float" office:value="421.25">
            <text:p>421.25</text:p>
          </table:table-cell>
          <table:table-cell office:value-type="float" office:value="334.25">
            <text:p>334.25</text:p>
          </table:table-cell>
          <table:table-cell office:value-type="float" office:value="0.0637071992976295">
            <text:p>0.0637071993</text:p>
          </table:table-cell>
          <table:table-cell office:value-type="float" office:value="0.101775791253926">
            <text:p>0.1017757913</text:p>
          </table:table-cell>
          <table:table-cell office:value-type="float" office:value="0.0394069794859703">
            <text:p>0.0394069795</text:p>
          </table:table-cell>
          <table:table-cell office:value-type="float" office:value="1.23093006773671">
            <text:p>1.2309300677</text:p>
          </table:table-cell>
          <table:table-cell office:value-type="float" office:value="1.37651756029205">
            <text:p>1.3765175603</text:p>
          </table:table-cell>
          <table:table-cell office:value-type="float" office:value="1.14096813186402">
            <text:p>1.1409681319</text:p>
          </table:table-cell>
          <table:table-cell office:value-type="float" office:value="11.2232081486685">
            <text:p>11.2232081487</text:p>
          </table:table-cell>
          <table:table-cell office:value-type="float" office:value="7.15150695301226">
            <text:p>7.151506953</text:p>
          </table:table-cell>
          <table:table-cell office:value-type="float" office:value="17.9337932778464">
            <text:p>17.933793277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45">
            <text:p>2545</text:p>
          </table:table-cell>
          <table:table-cell office:value-type="float" office:value="4431">
            <text:p>4431</text:p>
          </table:table-cell>
          <table:table-cell office:value-type="float" office:value="9512">
            <text:p>9512</text:p>
          </table:table-cell>
          <table:table-cell office:value-type="float" office:value="175.375">
            <text:p>175.375</text:p>
          </table:table-cell>
          <table:table-cell office:value-type="float" office:value="190.875">
            <text:p>190.875</text:p>
          </table:table-cell>
          <table:table-cell office:value-type="float" office:value="441.75">
            <text:p>441.75</text:p>
          </table:table-cell>
          <table:table-cell office:value-type="float" office:value="0.068909626719057">
            <text:p>0.0689096267</text:p>
          </table:table-cell>
          <table:table-cell office:value-type="float" office:value="0.0430771834800271">
            <text:p>0.0430771835</text:p>
          </table:table-cell>
          <table:table-cell office:value-type="float" office:value="0.0464413372582002">
            <text:p>0.0464413373</text:p>
          </table:table-cell>
          <table:table-cell office:value-type="float" office:value="1.25049082535964">
            <text:p>1.2504908254</text:p>
          </table:table-cell>
          <table:table-cell office:value-type="float" office:value="1.15440720390378">
            <text:p>1.1544072039</text:p>
          </table:table-cell>
          <table:table-cell office:value-type="float" office:value="1.16677200410411">
            <text:p>1.1667720041</text:p>
          </table:table-cell>
          <table:table-cell office:value-type="float" office:value="10.4015105351283">
            <text:p>10.4015105351</text:p>
          </table:table-cell>
          <table:table-cell office:value-type="float" office:value="16.4349569502859">
            <text:p>16.4349569503</text:p>
          </table:table-cell>
          <table:table-cell office:value-type="float" office:value="15.2691716556909">
            <text:p>15.269171655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417">
            <text:p>4417</text:p>
          </table:table-cell>
          <table:table-cell office:value-type="float" office:value="7857">
            <text:p>7857</text:p>
          </table:table-cell>
          <table:table-cell office:value-type="float" office:value="209.75">
            <text:p>209.75</text:p>
          </table:table-cell>
          <table:table-cell office:value-type="float" office:value="292.125">
            <text:p>292.125</text:p>
          </table:table-cell>
          <table:table-cell office:value-type="float" office:value="400.125">
            <text:p>400.125</text:p>
          </table:table-cell>
          <table:table-cell office:value-type="float" office:value="0.0826438140267927">
            <text:p>0.082643814</text:p>
          </table:table-cell>
          <table:table-cell office:value-type="float" office:value="0.0661365179986416">
            <text:p>0.066136518</text:p>
          </table:table-cell>
          <table:table-cell office:value-type="float" office:value="0.0509259259259259">
            <text:p>0.0509259259</text:p>
          </table:table-cell>
          <table:table-cell office:value-type="float" office:value="1.30264014908769">
            <text:p>1.3026401491</text:p>
          </table:table-cell>
          <table:table-cell office:value-type="float" office:value="1.2400509294607">
            <text:p>1.2400509295</text:p>
          </table:table-cell>
          <table:table-cell office:value-type="float" office:value="1.18332390260631">
            <text:p>1.1833239026</text:p>
          </table:table-cell>
          <table:table-cell office:value-type="float" office:value="8.72915090096237">
            <text:p>8.729150901</text:p>
          </table:table-cell>
          <table:table-cell office:value-type="float" office:value="10.8234261321458">
            <text:p>10.8234261321</text:p>
          </table:table-cell>
          <table:table-cell office:value-type="float" office:value="13.9545946545605">
            <text:p>13.954594654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2660">
            <text:p>2660</text:p>
          </table:table-cell>
          <table:table-cell office:value-type="float" office:value="4790">
            <text:p>4790</text:p>
          </table:table-cell>
          <table:table-cell office:value-type="float" office:value="7956">
            <text:p>7956</text:p>
          </table:table-cell>
          <table:table-cell office:value-type="float" office:value="223.25">
            <text:p>223.25</text:p>
          </table:table-cell>
          <table:table-cell office:value-type="float" office:value="234.625">
            <text:p>234.625</text:p>
          </table:table-cell>
          <table:table-cell office:value-type="float" office:value="269.375">
            <text:p>269.375</text:p>
          </table:table-cell>
          <table:table-cell office:value-type="float" office:value="0.0839285714285714">
            <text:p>0.0839285714</text:p>
          </table:table-cell>
          <table:table-cell office:value-type="float" office:value="0.048982254697286">
            <text:p>0.0489822547</text:p>
          </table:table-cell>
          <table:table-cell office:value-type="float" office:value="0.0338580945198592">
            <text:p>0.0338580945</text:p>
          </table:table-cell>
          <table:table-cell office:value-type="float" office:value="1.30755625">
            <text:p>1.30755625</text:p>
          </table:table-cell>
          <table:table-cell office:value-type="float" office:value="1.17614044353995">
            <text:p>1.1761404435</text:p>
          </table:table-cell>
          <table:table-cell office:value-type="float" office:value="1.12075021712596">
            <text:p>1.1207502171</text:p>
          </table:table-cell>
          <table:table-cell office:value-type="float" office:value="8.60069383455245">
            <text:p>8.6006938346</text:p>
          </table:table-cell>
          <table:table-cell office:value-type="float" office:value="14.4947970737188">
            <text:p>14.4947970737</text:p>
          </table:table-cell>
          <table:table-cell office:value-type="float" office:value="20.8167763865109">
            <text:p>20.816776386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0">
            <text:p>60</text:p>
          </table:table-cell>
          <table:table-cell office:value-type="float" office:value="2962">
            <text:p>2962</text:p>
          </table:table-cell>
          <table:table-cell office:value-type="float" office:value="5338">
            <text:p>5338</text:p>
          </table:table-cell>
          <table:table-cell office:value-type="float" office:value="10729">
            <text:p>10729</text:p>
          </table:table-cell>
          <table:table-cell office:value-type="float" office:value="342">
            <text:p>342</text:p>
          </table:table-cell>
          <table:table-cell office:value-type="float" office:value="711.875">
            <text:p>711.875</text:p>
          </table:table-cell>
          <table:table-cell office:value-type="float" office:value="310.875">
            <text:p>310.875</text:p>
          </table:table-cell>
          <table:table-cell office:value-type="float" office:value="0.115462525320729">
            <text:p>0.1154625253</text:p>
          </table:table-cell>
          <table:table-cell office:value-type="float" office:value="0.133359872611465">
            <text:p>0.1333598726</text:p>
          </table:table-cell>
          <table:table-cell office:value-type="float" office:value="0.0289752073818622">
            <text:p>0.0289752074</text:p>
          </table:table-cell>
          <table:table-cell office:value-type="float" office:value="1.43024876433929">
            <text:p>1.4302487643</text:p>
          </table:table-cell>
          <table:table-cell office:value-type="float" office:value="1.5016178711611">
            <text:p>1.5016178712</text:p>
          </table:table-cell>
          <table:table-cell office:value-type="float" office:value="1.10305876861645">
            <text:p>1.1030587686</text:p>
          </table:table-cell>
          <table:table-cell office:value-type="float" office:value="6.34348528546474">
            <text:p>6.3434852855</text:p>
          </table:table-cell>
          <table:table-cell office:value-type="float" office:value="5.53691372521679">
            <text:p>5.5369137252</text:p>
          </table:table-cell>
          <table:table-cell office:value-type="float" office:value="24.2670020562235">
            <text:p>24.267002056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3066">
            <text:p>3066</text:p>
          </table:table-cell>
          <table:table-cell office:value-type="float" office:value="5544">
            <text:p>5544</text:p>
          </table:table-cell>
          <table:table-cell office:value-type="float" office:value="10187">
            <text:p>10187</text:p>
          </table:table-cell>
          <table:table-cell office:value-type="float" office:value="223.375">
            <text:p>223.375</text:p>
          </table:table-cell>
          <table:table-cell office:value-type="float" office:value="137.5">
            <text:p>137.5</text:p>
          </table:table-cell>
          <table:table-cell office:value-type="float" office:value="502.625">
            <text:p>502.625</text:p>
          </table:table-cell>
          <table:table-cell office:value-type="float" office:value="0.0728555120678408">
            <text:p>0.0728555121</text:p>
          </table:table-cell>
          <table:table-cell office:value-type="float" office:value="0.0248015873015873">
            <text:p>0.0248015873</text:p>
          </table:table-cell>
          <table:table-cell office:value-type="float" office:value="0.0493398449003632">
            <text:p>0.0493398449</text:p>
          </table:table-cell>
          <table:table-cell office:value-type="float" office:value="1.26539782648923">
            <text:p>1.2653978265</text:p>
          </table:table-cell>
          <table:table-cell office:value-type="float" office:value="1.08801118827161">
            <text:p>1.0880111883</text:p>
          </table:table-cell>
          <table:table-cell office:value-type="float" office:value="1.17746092092906">
            <text:p>1.1774609209</text:p>
          </table:table-cell>
          <table:table-cell office:value-type="float" office:value="9.85650964993621">
            <text:p>9.8565096499</text:p>
          </table:table-cell>
          <table:table-cell office:value-type="float" office:value="28.292852805698">
            <text:p>28.2928528057</text:p>
          </table:table-cell>
          <table:table-cell office:value-type="float" office:value="14.3922182131201">
            <text:p>14.392218213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204">
            <text:p>3204</text:p>
          </table:table-cell>
          <table:table-cell office:value-type="float" office:value="5612">
            <text:p>5612</text:p>
          </table:table-cell>
          <table:table-cell office:value-type="float" office:value="9273">
            <text:p>9273</text:p>
          </table:table-cell>
          <table:table-cell office:value-type="float" office:value="222.5">
            <text:p>222.5</text:p>
          </table:table-cell>
          <table:table-cell office:value-type="float" office:value="300.375">
            <text:p>300.375</text:p>
          </table:table-cell>
          <table:table-cell office:value-type="float" office:value="348.25">
            <text:p>348.25</text:p>
          </table:table-cell>
          <table:table-cell office:value-type="float" office:value="0.0694444444444444">
            <text:p>0.0694444444</text:p>
          </table:table-cell>
          <table:table-cell office:value-type="float" office:value="0.0535236992159658">
            <text:p>0.0535236992</text:p>
          </table:table-cell>
          <table:table-cell office:value-type="float" office:value="0.0375552679823142">
            <text:p>0.037555268</text:p>
          </table:table-cell>
          <table:table-cell office:value-type="float" office:value="1.25250771604938">
            <text:p>1.252507716</text:p>
          </table:table-cell>
          <table:table-cell office:value-type="float" office:value="1.19294792855629">
            <text:p>1.1929479286</text:p>
          </table:table-cell>
          <table:table-cell office:value-type="float" office:value="1.13420781831842">
            <text:p>1.1342078183</text:p>
          </table:table-cell>
          <table:table-cell office:value-type="float" office:value="10.324015163462">
            <text:p>10.3240151635</text:p>
          </table:table-cell>
          <table:table-cell office:value-type="float" office:value="13.2938473771829">
            <text:p>13.2938473772</text:p>
          </table:table-cell>
          <table:table-cell office:value-type="float" office:value="18.8011671622148">
            <text:p>18.801167162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640">
            <text:p>3640</text:p>
          </table:table-cell>
          <table:table-cell office:value-type="float" office:value="5988">
            <text:p>5988</text:p>
          </table:table-cell>
          <table:table-cell office:value-type="float" office:value="10762">
            <text:p>10762</text:p>
          </table:table-cell>
          <table:table-cell office:value-type="float" office:value="178.625">
            <text:p>178.625</text:p>
          </table:table-cell>
          <table:table-cell office:value-type="float" office:value="425.125">
            <text:p>425.125</text:p>
          </table:table-cell>
          <table:table-cell office:value-type="float" office:value="627.25">
            <text:p>627.25</text:p>
          </table:table-cell>
          <table:table-cell office:value-type="float" office:value="0.0490728021978022">
            <text:p>0.0490728022</text:p>
          </table:table-cell>
          <table:table-cell office:value-type="float" office:value="0.0709961589846359">
            <text:p>0.070996159</text:p>
          </table:table-cell>
          <table:table-cell office:value-type="float" office:value="0.0582837762497677">
            <text:p>0.0582837762</text:p>
          </table:table-cell>
          <table:table-cell office:value-type="float" office:value="1.17647476192678">
            <text:p>1.1764747619</text:p>
          </table:table-cell>
          <table:table-cell office:value-type="float" office:value="1.25836584744375">
            <text:p>1.2583658474</text:p>
          </table:table-cell>
          <table:table-cell office:value-type="float" office:value="1.2106513340791">
            <text:p>1.2106513341</text:p>
          </table:table-cell>
          <table:table-cell office:value-type="float" office:value="14.4686811611054">
            <text:p>14.4686811611</text:p>
          </table:table-cell>
          <table:table-cell office:value-type="float" office:value="10.1057765545214">
            <text:p>10.1057765545</text:p>
          </table:table-cell>
          <table:table-cell office:value-type="float" office:value="12.2359280948056">
            <text:p>12.235928094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2" office:value-type="float" office:value="47">
            <text:p>47</text:p>
          </table:table-cell>
          <table:table-cell office:value-type="float" office:value="4275">
            <text:p>4275</text:p>
          </table:table-cell>
          <table:table-cell office:value-type="float" office:value="7137">
            <text:p>7137</text:p>
          </table:table-cell>
          <table:table-cell office:value-type="float" office:value="13353">
            <text:p>13353</text:p>
          </table:table-cell>
          <table:table-cell office:value-type="float" office:value="208.875">
            <text:p>208.875</text:p>
          </table:table-cell>
          <table:table-cell office:value-type="float" office:value="263.25">
            <text:p>263.25</text:p>
          </table:table-cell>
          <table:table-cell office:value-type="float" office:value="621.75">
            <text:p>621.75</text:p>
          </table:table-cell>
          <table:table-cell office:value-type="float" office:value="0.048859649122807">
            <text:p>0.0488596491</text:p>
          </table:table-cell>
          <table:table-cell office:value-type="float" office:value="0.0368852459016393">
            <text:p>0.0368852459</text:p>
          </table:table-cell>
          <table:table-cell office:value-type="float" office:value="0.0465625702089418">
            <text:p>0.0465625702</text:p>
          </table:table-cell>
          <table:table-cell office:value-type="float" office:value="1.17568781194214">
            <text:p>1.1756878119</text:p>
          </table:table-cell>
          <table:table-cell office:value-type="float" office:value="1.13176498253158">
            <text:p>1.1317649825</text:p>
          </table:table-cell>
          <table:table-cell office:value-type="float" office:value="1.16721841870244">
            <text:p>1.1672184187</text:p>
          </table:table-cell>
          <table:table-cell office:value-type="float" office:value="14.5303134885161">
            <text:p>14.5303134885</text:p>
          </table:table-cell>
          <table:table-cell office:value-type="float" office:value="19.136471642323">
            <text:p>19.1364716423</text:p>
          </table:table-cell>
          <table:table-cell office:value-type="float" office:value="15.2303048146222">
            <text:p>15.230304814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4066">
            <text:p>4066</text:p>
          </table:table-cell>
          <table:table-cell office:value-type="float" office:value="6186">
            <text:p>6186</text:p>
          </table:table-cell>
          <table:table-cell office:value-type="float" office:value="11313">
            <text:p>11313</text:p>
          </table:table-cell>
          <table:table-cell office:value-type="float" office:value="211.5">
            <text:p>211.5</text:p>
          </table:table-cell>
          <table:table-cell office:value-type="float" office:value="447.75">
            <text:p>447.75</text:p>
          </table:table-cell>
          <table:table-cell office:value-type="float" office:value="538.125">
            <text:p>538.125</text:p>
          </table:table-cell>
          <table:table-cell office:value-type="float" office:value="0.0520167240531235">
            <text:p>0.0520167241</text:p>
          </table:table-cell>
          <table:table-cell office:value-type="float" office:value="0.0723811833171678">
            <text:p>0.0723811833</text:p>
          </table:table-cell>
          <table:table-cell office:value-type="float" office:value="0.047566958366481">
            <text:p>0.0475669584</text:p>
          </table:table-cell>
          <table:table-cell office:value-type="float" office:value="1.18736178376512">
            <text:p>1.1873617838</text:p>
          </table:table-cell>
          <table:table-cell office:value-type="float" office:value="1.26360265157894">
            <text:p>1.2636026516</text:p>
          </table:table-cell>
          <table:table-cell office:value-type="float" office:value="1.17091908071803">
            <text:p>1.1709190807</text:p>
          </table:table-cell>
          <table:table-cell office:value-type="float" office:value="13.6691124316825">
            <text:p>13.6691124317</text:p>
          </table:table-cell>
          <table:table-cell office:value-type="float" office:value="9.91888236731078">
            <text:p>9.9188823673</text:p>
          </table:table-cell>
          <table:table-cell office:value-type="float" office:value="14.9159202192773">
            <text:p>14.915920219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4012">
            <text:p>4012</text:p>
          </table:table-cell>
          <table:table-cell office:value-type="float" office:value="6848">
            <text:p>6848</text:p>
          </table:table-cell>
          <table:table-cell office:value-type="float" office:value="12047">
            <text:p>12047</text:p>
          </table:table-cell>
          <table:table-cell office:value-type="float" office:value="190.125">
            <text:p>190.125</text:p>
          </table:table-cell>
          <table:table-cell office:value-type="float" office:value="619.375">
            <text:p>619.375</text:p>
          </table:table-cell>
          <table:table-cell office:value-type="float" office:value="891.25">
            <text:p>891.25</text:p>
          </table:table-cell>
          <table:table-cell office:value-type="float" office:value="0.0473890827517448">
            <text:p>0.0473890828</text:p>
          </table:table-cell>
          <table:table-cell office:value-type="float" office:value="0.0904461156542056">
            <text:p>0.0904461157</text:p>
          </table:table-cell>
          <table:table-cell office:value-type="float" office:value="0.0739810741263385">
            <text:p>0.0739810741</text:p>
          </table:table-cell>
          <table:table-cell office:value-type="float" office:value="1.17026341095265">
            <text:p>1.170263411</text:p>
          </table:table-cell>
          <table:table-cell office:value-type="float" office:value="1.33259518447011">
            <text:p>1.3325951845</text:p>
          </table:table-cell>
          <table:table-cell office:value-type="float" office:value="1.2696612301268">
            <text:p>1.2696612301</text:p>
          </table:table-cell>
          <table:table-cell office:value-type="float" office:value="14.970626357464">
            <text:p>14.9706263575</text:p>
          </table:table-cell>
          <table:table-cell office:value-type="float" office:value="8.0052206187531">
            <text:p>8.0052206188</text:p>
          </table:table-cell>
          <table:table-cell office:value-type="float" office:value="9.71170133461574">
            <text:p>9.711701334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4421">
            <text:p>4421</text:p>
          </table:table-cell>
          <table:table-cell office:value-type="float" office:value="7582">
            <text:p>7582</text:p>
          </table:table-cell>
          <table:table-cell office:value-type="float" office:value="16674">
            <text:p>16674</text:p>
          </table:table-cell>
          <table:table-cell office:value-type="float" office:value="205.25">
            <text:p>205.25</text:p>
          </table:table-cell>
          <table:table-cell office:value-type="float" office:value="450.375">
            <text:p>450.375</text:p>
          </table:table-cell>
          <table:table-cell office:value-type="float" office:value="921.375">
            <text:p>921.375</text:p>
          </table:table-cell>
          <table:table-cell office:value-type="float" office:value="0.0464261479303325">
            <text:p>0.0464261479</text:p>
          </table:table-cell>
          <table:table-cell office:value-type="float" office:value="0.0594005539435505">
            <text:p>0.0594005539</text:p>
          </table:table-cell>
          <table:table-cell office:value-type="float" office:value="0.0552581863979849">
            <text:p>0.0552581864</text:p>
          </table:table-cell>
          <table:table-cell office:value-type="float" office:value="1.166716076691">
            <text:p>1.1667160767</text:p>
          </table:table-cell>
          <table:table-cell office:value-type="float" office:value="1.21481765338768">
            <text:p>1.2148176534</text:p>
          </table:table-cell>
          <table:table-cell office:value-type="float" office:value="1.19938844803438">
            <text:p>1.199388448</text:p>
          </table:table-cell>
          <table:table-cell office:value-type="float" office:value="15.2740556056465">
            <text:p>15.2740556056</text:p>
          </table:table-cell>
          <table:table-cell office:value-type="float" office:value="12.0122763383333">
            <text:p>12.0122763383</text:p>
          </table:table-cell>
          <table:table-cell office:value-type="float" office:value="12.8872586818806">
            <text:p>12.887258681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table:number-columns-repeated="2" office:value-type="float" office:value="72">
            <text:p>72</text:p>
          </table:table-cell>
          <table:table-cell office:value-type="float" office:value="4790">
            <text:p>4790</text:p>
          </table:table-cell>
          <table:table-cell office:value-type="float" office:value="8140">
            <text:p>8140</text:p>
          </table:table-cell>
          <table:table-cell office:value-type="float" office:value="14817">
            <text:p>14817</text:p>
          </table:table-cell>
          <table:table-cell office:value-type="float" office:value="159.75">
            <text:p>159.75</text:p>
          </table:table-cell>
          <table:table-cell office:value-type="float" office:value="359.125">
            <text:p>359.125</text:p>
          </table:table-cell>
          <table:table-cell office:value-type="float" office:value="562.125">
            <text:p>562.125</text:p>
          </table:table-cell>
          <table:table-cell office:value-type="float" office:value="0.0333507306889353">
            <text:p>0.0333507307</text:p>
          </table:table-cell>
          <table:table-cell office:value-type="float" office:value="0.0441185503685504">
            <text:p>0.0441185504</text:p>
          </table:table-cell>
          <table:table-cell office:value-type="float" office:value="0.0379378416683539">
            <text:p>0.0379378417</text:p>
          </table:table-cell>
          <table:table-cell office:value-type="float" office:value="1.11890760903675">
            <text:p>1.118907609</text:p>
          </table:table-cell>
          <table:table-cell office:value-type="float" office:value="1.15822996140371">
            <text:p>1.1582299614</text:p>
          </table:table-cell>
          <table:table-cell office:value-type="float" office:value="1.13560343430693">
            <text:p>1.1356034343</text:p>
          </table:table-cell>
          <table:table-cell office:value-type="float" office:value="21.1282466804292">
            <text:p>21.1282466804</text:p>
          </table:table-cell>
          <table:table-cell office:value-type="float" office:value="16.05509430469">
            <text:p>16.0550943047</text:p>
          </table:table-cell>
          <table:table-cell office:value-type="float" office:value="18.6150241431247">
            <text:p>18.615024143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4450">
            <text:p>4450</text:p>
          </table:table-cell>
          <table:table-cell office:value-type="float" office:value="7870">
            <text:p>7870</text:p>
          </table:table-cell>
          <table:table-cell office:value-type="float" office:value="14877">
            <text:p>14877</text:p>
          </table:table-cell>
          <table:table-cell office:value-type="float" office:value="175.75">
            <text:p>175.75</text:p>
          </table:table-cell>
          <table:table-cell office:value-type="float" office:value="336">
            <text:p>336</text:p>
          </table:table-cell>
          <table:table-cell office:value-type="float" office:value="900.5">
            <text:p>900.5</text:p>
          </table:table-cell>
          <table:table-cell office:value-type="float" office:value="0.0394943820224719">
            <text:p>0.039494382</text:p>
          </table:table-cell>
          <table:table-cell office:value-type="float" office:value="0.0426937738246506">
            <text:p>0.0426937738</text:p>
          </table:table-cell>
          <table:table-cell office:value-type="float" office:value="0.0605296766821268">
            <text:p>0.0605296767</text:p>
          </table:table-cell>
          <table:table-cell office:value-type="float" office:value="1.14128755725287">
            <text:p>1.1412875573</text:p>
          </table:table-cell>
          <table:table-cell office:value-type="float" office:value="1.15300081470012">
            <text:p>1.1530008147</text:p>
          </table:table-cell>
          <table:table-cell office:value-type="float" office:value="1.21903499823556">
            <text:p>1.2190349982</text:p>
          </table:table-cell>
          <table:table-cell office:value-type="float" office:value="17.8948623093341">
            <text:p>17.8948623093</text:p>
          </table:table-cell>
          <table:table-cell office:value-type="float" office:value="16.5794811170919">
            <text:p>16.5794811171</text:p>
          </table:table-cell>
          <table:table-cell office:value-type="float" office:value="11.7945402126631">
            <text:p>11.794540212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704">
            <text:p>8704</text:p>
          </table:table-cell>
          <table:table-cell office:value-type="float" office:value="16526">
            <text:p>16526</text:p>
          </table:table-cell>
          <table:table-cell office:value-type="float" office:value="217.625">
            <text:p>217.625</text:p>
          </table:table-cell>
          <table:table-cell office:value-type="float" office:value="763">
            <text:p>763</text:p>
          </table:table-cell>
          <table:table-cell office:value-type="float" office:value="957.25">
            <text:p>957.25</text:p>
          </table:table-cell>
          <table:table-cell office:value-type="float" office:value="0.0458157894736842">
            <text:p>0.0458157895</text:p>
          </table:table-cell>
          <table:table-cell office:value-type="float" office:value="0.0876608455882353">
            <text:p>0.0876608456</text:p>
          </table:table-cell>
          <table:table-cell office:value-type="float" office:value="0.0579238775263222">
            <text:p>0.0579238775</text:p>
          </table:table-cell>
          <table:table-cell office:value-type="float" office:value="1.16446947282548">
            <text:p>1.1644694728</text:p>
          </table:table-cell>
          <table:table-cell office:value-type="float" office:value="1.32187443030334">
            <text:p>1.3218744303</text:p>
          </table:table-cell>
          <table:table-cell office:value-type="float" office:value="1.20930971549399">
            <text:p>1.2093097155</text:p>
          </table:table-cell>
          <table:table-cell office:value-type="float" office:value="15.472988304585">
            <text:p>15.4729883046</text:p>
          </table:table-cell>
          <table:table-cell office:value-type="float" office:value="8.24886730132906">
            <text:p>8.2488673013</text:p>
          </table:table-cell>
          <table:table-cell office:value-type="float" office:value="12.3098402553679">
            <text:p>12.309840255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30">
            <text:p>30</text:p>
          </table:table-cell>
          <table:table-cell office:value-type="float" office:value="5476">
            <text:p>5476</text:p>
          </table:table-cell>
          <table:table-cell office:value-type="float" office:value="9883">
            <text:p>9883</text:p>
          </table:table-cell>
          <table:table-cell office:value-type="float" office:value="18675">
            <text:p>18675</text:p>
          </table:table-cell>
          <table:table-cell office:value-type="float" office:value="303.75">
            <text:p>303.75</text:p>
          </table:table-cell>
          <table:table-cell office:value-type="float" office:value="233">
            <text:p>233</text:p>
          </table:table-cell>
          <table:table-cell office:value-type="float" office:value="464.75">
            <text:p>464.75</text:p>
          </table:table-cell>
          <table:table-cell office:value-type="float" office:value="0.0554693206720234">
            <text:p>0.0554693207</text:p>
          </table:table-cell>
          <table:table-cell office:value-type="float" office:value="0.0235758372963675">
            <text:p>0.0235758373</text:p>
          </table:table-cell>
          <table:table-cell office:value-type="float" office:value="0.0248862115127175">
            <text:p>0.0248862115</text:p>
          </table:table-cell>
          <table:table-cell office:value-type="float" office:value="1.20017323960228">
            <text:p>1.2001732396</text:p>
          </table:table-cell>
          <table:table-cell office:value-type="float" office:value="1.08360483794157">
            <text:p>1.0836048379</text:p>
          </table:table-cell>
          <table:table-cell office:value-type="float" office:value="1.08831561440048">
            <text:p>1.0883156144</text:p>
          </table:table-cell>
          <table:table-cell office:value-type="float" office:value="12.8395013770287">
            <text:p>12.839501377</text:p>
          </table:table-cell>
          <table:table-cell office:value-type="float" office:value="29.745972615521">
            <text:p>29.7459726155</text:p>
          </table:table-cell>
          <table:table-cell office:value-type="float" office:value="28.1978134190472">
            <text:p>28.19781341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642">
            <text:p>5642</text:p>
          </table:table-cell>
          <table:table-cell office:value-type="float" office:value="10011">
            <text:p>10011</text:p>
          </table:table-cell>
          <table:table-cell office:value-type="float" office:value="18190">
            <text:p>18190</text:p>
          </table:table-cell>
          <table:table-cell office:value-type="float" office:value="320.25">
            <text:p>320.25</text:p>
          </table:table-cell>
          <table:table-cell office:value-type="float" office:value="579.25">
            <text:p>579.25</text:p>
          </table:table-cell>
          <table:table-cell office:value-type="float" office:value="270.75">
            <text:p>270.75</text:p>
          </table:table-cell>
          <table:table-cell office:value-type="float" office:value="0.0567617866004963">
            <text:p>0.0567617866</text:p>
          </table:table-cell>
          <table:table-cell office:value-type="float" office:value="0.0578613525122365">
            <text:p>0.0578613525</text:p>
          </table:table-cell>
          <table:table-cell office:value-type="float" office:value="0.0148845519516218">
            <text:p>0.014884552</text:p>
          </table:table-cell>
          <table:table-cell office:value-type="float" office:value="1.20498117792117">
            <text:p>1.2049811779</text:p>
          </table:table-cell>
          <table:table-cell office:value-type="float" office:value="1.20907668857734">
            <text:p>1.2090766886</text:p>
          </table:table-cell>
          <table:table-cell office:value-type="float" office:value="1.05253016960881">
            <text:p>1.0525301696</text:p>
          </table:table-cell>
          <table:table-cell office:value-type="float" office:value="12.5548957215346">
            <text:p>12.5548957215</text:p>
          </table:table-cell>
          <table:table-cell office:value-type="float" office:value="12.3227746967566">
            <text:p>12.32277469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5709">
            <text:p>5709</text:p>
          </table:table-cell>
          <table:table-cell office:value-type="float" office:value="10020">
            <text:p>10020</text:p>
          </table:table-cell>
          <table:table-cell office:value-type="float" office:value="16755">
            <text:p>16755</text:p>
          </table:table-cell>
          <table:table-cell office:value-type="float" office:value="452.5">
            <text:p>452.5</text:p>
          </table:table-cell>
          <table:table-cell office:value-type="float" office:value="171.375">
            <text:p>171.375</text:p>
          </table:table-cell>
          <table:table-cell office:value-type="float" office:value="189.625">
            <text:p>189.625</text:p>
          </table:table-cell>
          <table:table-cell office:value-type="float" office:value="0.0792608162550359">
            <text:p>0.0792608163</text:p>
          </table:table-cell>
          <table:table-cell office:value-type="float" office:value="0.0171032934131737">
            <text:p>0.0171032934</text:p>
          </table:table-cell>
          <table:table-cell office:value-type="float" office:value="0.011317517159057">
            <text:p>0.0113175172</text:p>
          </table:table-cell>
          <table:table-cell office:value-type="float" office:value="1.28972611979972">
            <text:p>1.2897261198</text:p>
          </table:table-cell>
          <table:table-cell office:value-type="float" office:value="1.06043487133144">
            <text:p>1.0604348713</text:p>
          </table:table-cell>
          <table:table-cell office:value-type="float" office:value="1.0398623589982">
            <text:p>1.039862359</text:p>
          </table:table-cell>
          <table:table-cell office:value-type="float" office:value="9.0873112234806">
            <text:p>9.08731122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">
            <text:p>32</text:p>
          </table:table-cell>
          <table:table-cell office:value-type="float" office:value="6212">
            <text:p>6212</text:p>
          </table:table-cell>
          <table:table-cell office:value-type="float" office:value="10998">
            <text:p>10998</text:p>
          </table:table-cell>
          <table:table-cell office:value-type="float" office:value="18358">
            <text:p>18358</text:p>
          </table:table-cell>
          <table:table-cell office:value-type="float" office:value="474.875">
            <text:p>474.875</text:p>
          </table:table-cell>
          <table:table-cell office:value-type="float" office:value="432">
            <text:p>432</text:p>
          </table:table-cell>
          <table:table-cell office:value-type="float" office:value="274.75">
            <text:p>274.75</text:p>
          </table:table-cell>
          <table:table-cell office:value-type="float" office:value="0.0764447842884739">
            <text:p>0.0764447843</text:p>
          </table:table-cell>
          <table:table-cell office:value-type="float" office:value="0.0392798690671031">
            <text:p>0.0392798691</text:p>
          </table:table-cell>
          <table:table-cell office:value-type="float" office:value="0.0149662272578712">
            <text:p>0.0149662273</text:p>
          </table:table-cell>
          <table:table-cell office:value-type="float" office:value="1.27901060289768">
            <text:p>1.2790106029</text:p>
          </table:table-cell>
          <table:table-cell office:value-type="float" office:value="1.14050364163816">
            <text:p>1.1405036416</text:p>
          </table:table-cell>
          <table:table-cell office:value-type="float" office:value="1.05282081180088">
            <text:p>1.0528208118</text:p>
          </table:table-cell>
          <table:table-cell office:value-type="float" office:value="9.40961098427998">
            <text:p>9.4096109843</text:p>
          </table:table-cell>
          <table:table-cell office:value-type="float" office:value="17.9907201502497">
            <text:p>17.99072015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6896">
            <text:p>6896</text:p>
          </table:table-cell>
          <table:table-cell office:value-type="float" office:value="11821">
            <text:p>11821</text:p>
          </table:table-cell>
          <table:table-cell office:value-type="float" office:value="18168">
            <text:p>18168</text:p>
          </table:table-cell>
          <table:table-cell office:value-type="float" office:value="481">
            <text:p>481</text:p>
          </table:table-cell>
          <table:table-cell office:value-type="float" office:value="884.5">
            <text:p>884.5</text:p>
          </table:table-cell>
          <table:table-cell office:value-type="float" office:value="471.75">
            <text:p>471.75</text:p>
          </table:table-cell>
          <table:table-cell office:value-type="float" office:value="0.0697505800464037">
            <text:p>0.06975058</text:p>
          </table:table-cell>
          <table:table-cell office:value-type="float" office:value="0.0748244649352847">
            <text:p>0.0748244649</text:p>
          </table:table-cell>
          <table:table-cell office:value-type="float" office:value="0.0259659841479524">
            <text:p>0.0259659841</text:p>
          </table:table-cell>
          <table:table-cell office:value-type="float" office:value="1.25366271125936">
            <text:p>1.2536627113</text:p>
          </table:table-cell>
          <table:table-cell office:value-type="float" office:value="1.27285908035709">
            <text:p>1.2728590804</text:p>
          </table:table-cell>
          <table:table-cell office:value-type="float" office:value="1.09220243989007">
            <text:p>1.0922024399</text:p>
          </table:table-cell>
          <table:table-cell office:value-type="float" office:value="10.2801905800812">
            <text:p>10.2801905801</text:p>
          </table:table-cell>
          <table:table-cell office:value-type="float" office:value="9.60604964404941">
            <text:p>9.606049644</text:p>
          </table:table-cell>
          <table:table-cell office:value-type="float" office:value="27.0395242169295">
            <text:p>27.039524216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415">
            <text:p>7415</text:p>
          </table:table-cell>
          <table:table-cell office:value-type="float" office:value="11895">
            <text:p>11895</text:p>
          </table:table-cell>
          <table:table-cell office:value-type="float" office:value="17434">
            <text:p>17434</text:p>
          </table:table-cell>
          <table:table-cell office:value-type="float" office:value="488.75">
            <text:p>488.75</text:p>
          </table:table-cell>
          <table:table-cell office:value-type="float" office:value="147.25">
            <text:p>147.25</text:p>
          </table:table-cell>
          <table:table-cell office:value-type="float" office:value="370.75">
            <text:p>370.75</text:p>
          </table:table-cell>
          <table:table-cell office:value-type="float" office:value="0.0659136884693189">
            <text:p>0.0659136885</text:p>
          </table:table-cell>
          <table:table-cell office:value-type="float" office:value="0.0123791509037411">
            <text:p>0.0123791509</text:p>
          </table:table-cell>
          <table:table-cell office:value-type="float" office:value="0.0212659171733395">
            <text:p>0.0212659172</text:p>
          </table:table-cell>
          <table:table-cell office:value-type="float" office:value="1.23921335372477">
            <text:p>1.2392133537</text:p>
          </table:table-cell>
          <table:table-cell office:value-type="float" office:value="1.04362738518221">
            <text:p>1.0436273852</text:p>
          </table:table-cell>
          <table:table-cell office:value-type="float" office:value="1.07531709900381">
            <text:p>1.075317099</text:p>
          </table:table-cell>
          <table:table-cell office:value-type="float" office:value="10.8588690284595">
            <text:p>10.8588690285</text:p>
          </table:table-cell>
          <table:table-cell office:value-type="float" office:value="0">
            <text:p>0</text:p>
          </table:table-cell>
          <table:table-cell office:value-type="float" office:value="32.9396344312724">
            <text:p>32.939634431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2" office:value-type="float" office:value="224">
            <text:p>224</text:p>
          </table:table-cell>
          <table:table-cell office:value-type="float" office:value="8062">
            <text:p>8062</text:p>
          </table:table-cell>
          <table:table-cell office:value-type="float" office:value="11648">
            <text:p>11648</text:p>
          </table:table-cell>
          <table:table-cell office:value-type="float" office:value="17148">
            <text:p>17148</text:p>
          </table:table-cell>
          <table:table-cell office:value-type="float" office:value="368.875">
            <text:p>368.875</text:p>
          </table:table-cell>
          <table:table-cell office:value-type="float" office:value="193.75">
            <text:p>193.75</text:p>
          </table:table-cell>
          <table:table-cell office:value-type="float" office:value="386.875">
            <text:p>386.875</text:p>
          </table:table-cell>
          <table:table-cell office:value-type="float" office:value="0.0457547754899529">
            <text:p>0.0457547755</text:p>
          </table:table-cell>
          <table:table-cell office:value-type="float" office:value="0.0166337568681319">
            <text:p>0.0166337569</text:p>
          </table:table-cell>
          <table:table-cell office:value-type="float" office:value="0.0225609400513179">
            <text:p>0.0225609401</text:p>
          </table:table-cell>
          <table:table-cell office:value-type="float" office:value="1.1642449731959">
            <text:p>1.1642449732</text:p>
          </table:table-cell>
          <table:table-cell office:value-type="float" office:value="1.05876044549886">
            <text:p>1.0587604455</text:p>
          </table:table-cell>
          <table:table-cell office:value-type="float" office:value="1.07996092237097">
            <text:p>1.0799609224</text:p>
          </table:table-cell>
          <table:table-cell office:value-type="float" office:value="15.4931661956109">
            <text:p>15.4931661956</text:p>
          </table:table-cell>
          <table:table-cell office:value-type="float" office:value="0">
            <text:p>0</text:p>
          </table:table-cell>
          <table:table-cell office:value-type="float" office:value="31.0686137717085">
            <text:p>31.068613771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8678">
            <text:p>8678</text:p>
          </table:table-cell>
          <table:table-cell office:value-type="float" office:value="12138">
            <text:p>12138</text:p>
          </table:table-cell>
          <table:table-cell office:value-type="float" office:value="19333">
            <text:p>19333</text:p>
          </table:table-cell>
          <table:table-cell office:value-type="float" office:value="393.625">
            <text:p>393.625</text:p>
          </table:table-cell>
          <table:table-cell office:value-type="float" office:value="269.75">
            <text:p>269.75</text:p>
          </table:table-cell>
          <table:table-cell office:value-type="float" office:value="265.375">
            <text:p>265.375</text:p>
          </table:table-cell>
          <table:table-cell office:value-type="float" office:value="0.0453589536759622">
            <text:p>0.0453589537</text:p>
          </table:table-cell>
          <table:table-cell office:value-type="float" office:value="0.0222235953204811">
            <text:p>0.0222235953</text:p>
          </table:table-cell>
          <table:table-cell office:value-type="float" office:value="0.0137265297677546">
            <text:p>0.0137265298</text:p>
          </table:table-cell>
          <table:table-cell office:value-type="float" office:value="1.16278890983588">
            <text:p>1.1627889098</text:p>
          </table:table-cell>
          <table:table-cell office:value-type="float" office:value="1.07875060447206">
            <text:p>1.0787506045</text:p>
          </table:table-cell>
          <table:table-cell office:value-type="float" office:value="1.04841215272129">
            <text:p>1.0484121527</text:p>
          </table:table-cell>
          <table:table-cell office:value-type="float" office:value="15.6253863178433">
            <text:p>15.6253863178</text:p>
          </table:table-cell>
          <table:table-cell office:value-type="float" office:value="31.5349999034031">
            <text:p>31.53499990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83">
            <text:p>283</text:p>
          </table:table-cell>
          <table:table-cell office:value-type="float" office:value="9430">
            <text:p>9430</text:p>
          </table:table-cell>
          <table:table-cell office:value-type="float" office:value="12480">
            <text:p>12480</text:p>
          </table:table-cell>
          <table:table-cell office:value-type="float" office:value="19240">
            <text:p>19240</text:p>
          </table:table-cell>
          <table:table-cell office:value-type="float" office:value="119.75">
            <text:p>119.75</text:p>
          </table:table-cell>
          <table:table-cell office:value-type="float" office:value="369.75">
            <text:p>369.75</text:p>
          </table:table-cell>
          <table:table-cell office:value-type="float" office:value="243">
            <text:p>243</text:p>
          </table:table-cell>
          <table:table-cell office:value-type="float" office:value="0.0126988335100742">
            <text:p>0.0126988335</text:p>
          </table:table-cell>
          <table:table-cell office:value-type="float" office:value="0.0296274038461538">
            <text:p>0.0296274038</text:p>
          </table:table-cell>
          <table:table-cell office:value-type="float" office:value="0.0126299376299376">
            <text:p>0.0126299376</text:p>
          </table:table-cell>
          <table:table-cell office:value-type="float" office:value="1.04476198761539">
            <text:p>1.0447619876</text:p>
          </table:table-cell>
          <table:table-cell office:value-type="float" office:value="1.10541636825652">
            <text:p>1.1054163683</text:p>
          </table:table-cell>
          <table:table-cell office:value-type="float" office:value="1.04451743174087">
            <text:p>1.0445174317</text:p>
          </table:table-cell>
          <table:table-cell office:value-type="float" office:value="0">
            <text:p>0</text:p>
          </table:table-cell>
          <table:table-cell office:value-type="float" office:value="23.7403619462603">
            <text:p>23.74036194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9210">
            <text:p>9210</text:p>
          </table:table-cell>
          <table:table-cell office:value-type="float" office:value="12459">
            <text:p>12459</text:p>
          </table:table-cell>
          <table:table-cell office:value-type="float" office:value="19316">
            <text:p>19316</text:p>
          </table:table-cell>
          <table:table-cell office:value-type="float" office:value="57.375">
            <text:p>57.375</text:p>
          </table:table-cell>
          <table:table-cell office:value-type="float" office:value="264.375">
            <text:p>264.375</text:p>
          </table:table-cell>
          <table:table-cell office:value-type="float" office:value="271.75">
            <text:p>271.75</text:p>
          </table:table-cell>
          <table:table-cell office:value-type="float" office:value="0.00622964169381107">
            <text:p>0.0062296417</text:p>
          </table:table-cell>
          <table:table-cell office:value-type="float" office:value="0.0212196002889477">
            <text:p>0.0212196003</text:p>
          </table:table-cell>
          <table:table-cell office:value-type="float" office:value="0.014068647753158">
            <text:p>0.0140686478</text:p>
          </table:table-cell>
          <table:table-cell office:value-type="float" office:value="1.02187981046218">
            <text:p>1.0218798105</text:p>
          </table:table-cell>
          <table:table-cell office:value-type="float" office:value="1.07515113302671">
            <text:p>1.075151133</text:p>
          </table:table-cell>
          <table:table-cell office:value-type="float" office:value="1.04962820376127">
            <text:p>1.0496282038</text:p>
          </table:table-cell>
          <table:table-cell office:value-type="float" office:value="0">
            <text:p>0</text:p>
          </table:table-cell>
          <table:table-cell office:value-type="float" office:value="33.0107819032209">
            <text:p>33.01078190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266">
            <text:p>266</text:p>
          </table:table-cell>
          <table:table-cell office:value-type="float" office:value="9032">
            <text:p>9032</text:p>
          </table:table-cell>
          <table:table-cell office:value-type="float" office:value="12266">
            <text:p>12266</text:p>
          </table:table-cell>
          <table:table-cell office:value-type="float" office:value="19843">
            <text:p>19843</text:p>
          </table:table-cell>
          <table:table-cell office:value-type="float" office:value="141.75">
            <text:p>141.75</text:p>
          </table:table-cell>
          <table:table-cell office:value-type="float" office:value="272.375">
            <text:p>272.375</text:p>
          </table:table-cell>
          <table:table-cell office:value-type="float" office:value="279.875">
            <text:p>279.875</text:p>
          </table:table-cell>
          <table:table-cell office:value-type="float" office:value="0.0156941984056687">
            <text:p>0.0156941984</text:p>
          </table:table-cell>
          <table:table-cell office:value-type="float" office:value="0.0222056905266591">
            <text:p>0.0222056905</text:p>
          </table:table-cell>
          <table:table-cell office:value-type="float" office:value="0.0141044700902081">
            <text:p>0.0141044701</text:p>
          </table:table-cell>
          <table:table-cell office:value-type="float" office:value="1.05541245783249">
            <text:p>1.0554124578</text:p>
          </table:table-cell>
          <table:table-cell office:value-type="float" office:value="1.07868637851917">
            <text:p>1.0786863785</text:p>
          </table:table-cell>
          <table:table-cell office:value-type="float" office:value="1.04975556002572">
            <text:p>1.04975556</text:p>
          </table:table-cell>
          <table:table-cell office:value-type="float" office:value="0">
            <text:p>0</text:p>
          </table:table-cell>
          <table:table-cell office:value-type="float" office:value="31.5601496523083">
            <text:p>31.560149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9306">
            <text:p>9306</text:p>
          </table:table-cell>
          <table:table-cell office:value-type="float" office:value="13604">
            <text:p>13604</text:p>
          </table:table-cell>
          <table:table-cell office:value-type="float" office:value="19536">
            <text:p>19536</text:p>
          </table:table-cell>
          <table:table-cell office:value-type="float" office:value="193.875">
            <text:p>193.875</text:p>
          </table:table-cell>
          <table:table-cell office:value-type="float" office:value="131">
            <text:p>131</text:p>
          </table:table-cell>
          <table:table-cell office:value-type="float" office:value="200.875">
            <text:p>200.875</text:p>
          </table:table-cell>
          <table:table-cell office:value-type="float" office:value="0.0208333333333333">
            <text:p>0.0208333333</text:p>
          </table:table-cell>
          <table:table-cell office:value-type="float" office:value="0.0096295207291973">
            <text:p>0.0096295207</text:p>
          </table:table-cell>
          <table:table-cell office:value-type="float" office:value="0.0102822993447993">
            <text:p>0.0102822993</text:p>
          </table:table-cell>
          <table:table-cell office:value-type="float" office:value="1.07376736111111">
            <text:p>1.0737673611</text:p>
          </table:table-cell>
          <table:table-cell office:value-type="float" office:value="1.03388506878436">
            <text:p>1.0338850688</text:p>
          </table:table-cell>
          <table:table-cell office:value-type="float" office:value="1.03619527003924">
            <text:p>1.03619527</text:p>
          </table:table-cell>
          <table:table-cell office:value-type="float" office:value="33.6164472488643">
            <text:p>33.61644724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9346">
            <text:p>9346</text:p>
          </table:table-cell>
          <table:table-cell office:value-type="float" office:value="13589">
            <text:p>13589</text:p>
          </table:table-cell>
          <table:table-cell office:value-type="float" office:value="19590">
            <text:p>19590</text:p>
          </table:table-cell>
          <table:table-cell office:value-type="float" office:value="105">
            <text:p>105</text:p>
          </table:table-cell>
          <table:table-cell office:value-type="float" office:value="98.625">
            <text:p>98.625</text:p>
          </table:table-cell>
          <table:table-cell office:value-type="float" office:value="212.625">
            <text:p>212.625</text:p>
          </table:table-cell>
          <table:table-cell office:value-type="float" office:value="0.0112347528354376">
            <text:p>0.0112347528</text:p>
          </table:table-cell>
          <table:table-cell office:value-type="float" office:value="0.00725770844065053">
            <text:p>0.0072577084</text:p>
          </table:table-cell>
          <table:table-cell office:value-type="float" office:value="0.010853751914242">
            <text:p>0.0108537519</text:p>
          </table:table-cell>
          <table:table-cell office:value-type="float" office:value="1.03956902547973">
            <text:p>1.0395690255</text:p>
          </table:table-cell>
          <table:table-cell office:value-type="float" office:value="1.02550522123262">
            <text:p>1.0255052212</text:p>
          </table:table-cell>
          <table:table-cell office:value-type="float" office:value="1.03821902740385">
            <text:p>1.03821902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8963">
            <text:p>8963</text:p>
          </table:table-cell>
          <table:table-cell office:value-type="float" office:value="13452">
            <text:p>13452</text:p>
          </table:table-cell>
          <table:table-cell office:value-type="float" office:value="18733">
            <text:p>18733</text:p>
          </table:table-cell>
          <table:table-cell office:value-type="float" office:value="89.25">
            <text:p>89.25</text:p>
          </table:table-cell>
          <table:table-cell office:value-type="float" office:value="131.5">
            <text:p>131.5</text:p>
          </table:table-cell>
          <table:table-cell office:value-type="float" office:value="276.375">
            <text:p>276.375</text:p>
          </table:table-cell>
          <table:table-cell office:value-type="float" office:value="0.00995760348097735">
            <text:p>0.0099576035</text:p>
          </table:table-cell>
          <table:table-cell office:value-type="float" office:value="0.0097754980672019">
            <text:p>0.0097754981</text:p>
          </table:table-cell>
          <table:table-cell office:value-type="float" office:value="0.0147533763945978">
            <text:p>0.0147533764</text:p>
          </table:table-cell>
          <table:table-cell office:value-type="float" office:value="1.03504595376291">
            <text:p>1.0350459538</text:p>
          </table:table-cell>
          <table:table-cell office:value-type="float" office:value="1.03440154154563">
            <text:p>1.0344015415</text:p>
          </table:table-cell>
          <table:table-cell office:value-type="float" office:value="1.05206343512657">
            <text:p>1.05206343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9356">
            <text:p>9356</text:p>
          </table:table-cell>
          <table:table-cell office:value-type="float" office:value="13986">
            <text:p>13986</text:p>
          </table:table-cell>
          <table:table-cell office:value-type="float" office:value="19630">
            <text:p>19630</text:p>
          </table:table-cell>
          <table:table-cell office:value-type="float" office:value="157.75">
            <text:p>157.75</text:p>
          </table:table-cell>
          <table:table-cell office:value-type="float" office:value="233">
            <text:p>233</text:p>
          </table:table-cell>
          <table:table-cell office:value-type="float" office:value="338.375">
            <text:p>338.375</text:p>
          </table:table-cell>
          <table:table-cell office:value-type="float" office:value="0.0168608379649423">
            <text:p>0.016860838</text:p>
          </table:table-cell>
          <table:table-cell office:value-type="float" office:value="0.0166595166595167">
            <text:p>0.0166595167</text:p>
          </table:table-cell>
          <table:table-cell office:value-type="float" office:value="0.0172376464595008">
            <text:p>0.0172376465</text:p>
          </table:table-cell>
          <table:table-cell office:value-type="float" office:value="1.05957013707678">
            <text:p>1.0595701371</text:p>
          </table:table-cell>
          <table:table-cell office:value-type="float" office:value="1.05885228571915">
            <text:p>1.0588522857</text:p>
          </table:table-cell>
          <table:table-cell office:value-type="float" office:value="1.06091415006096">
            <text:p>1.06091415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215">
            <text:p>215</text:p>
          </table:table-cell>
          <table:table-cell table:number-columns-repeated="2" office:value-type="float" office:value="311">
            <text:p>311</text:p>
          </table:table-cell>
          <table:table-cell office:value-type="float" office:value="10271">
            <text:p>10271</text:p>
          </table:table-cell>
          <table:table-cell office:value-type="float" office:value="13921">
            <text:p>13921</text:p>
          </table:table-cell>
          <table:table-cell office:value-type="float" office:value="20805">
            <text:p>20805</text:p>
          </table:table-cell>
          <table:table-cell office:value-type="float" office:value="145.25">
            <text:p>145.25</text:p>
          </table:table-cell>
          <table:table-cell office:value-type="float" office:value="141.75">
            <text:p>141.75</text:p>
          </table:table-cell>
          <table:table-cell office:value-type="float" office:value="264.75">
            <text:p>264.75</text:p>
          </table:table-cell>
          <table:table-cell office:value-type="float" office:value="0.0141417583487489">
            <text:p>0.0141417583</text:p>
          </table:table-cell>
          <table:table-cell office:value-type="float" office:value="0.0101824581567416">
            <text:p>0.0101824582</text:p>
          </table:table-cell>
          <table:table-cell office:value-type="float" office:value="0.0127253064167267">
            <text:p>0.0127253064</text:p>
          </table:table-cell>
          <table:table-cell office:value-type="float" office:value="1.04988813330584">
            <text:p>1.0498881333</text:p>
          </table:table-cell>
          <table:table-cell office:value-type="float" office:value="1.03584182115866">
            <text:p>1.0358418212</text:p>
          </table:table-cell>
          <table:table-cell office:value-type="float" office:value="1.04485596196841">
            <text:p>1.0448559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10290">
            <text:p>10290</text:p>
          </table:table-cell>
          <table:table-cell office:value-type="float" office:value="13684">
            <text:p>13684</text:p>
          </table:table-cell>
          <table:table-cell office:value-type="float" office:value="20302">
            <text:p>20302</text:p>
          </table:table-cell>
          <table:table-cell office:value-type="float" office:value="29.5">
            <text:p>29.5</text:p>
          </table:table-cell>
          <table:table-cell office:value-type="float" office:value="33">
            <text:p>33</text:p>
          </table:table-cell>
          <table:table-cell office:value-type="float" office:value="510">
            <text:p>510</text:p>
          </table:table-cell>
          <table:table-cell office:value-type="float" office:value="0.00286686103012634">
            <text:p>0.002866861</text:p>
          </table:table-cell>
          <table:table-cell office:value-type="float" office:value="0.00241157556270096">
            <text:p>0.0024115756</text:p>
          </table:table-cell>
          <table:table-cell office:value-type="float" office:value="0.0251206777657374">
            <text:p>0.0251206778</text:p>
          </table:table-cell>
          <table:table-cell office:value-type="float" office:value="1.01005012263409">
            <text:p>1.0100501226</text:p>
          </table:table-cell>
          <table:table-cell office:value-type="float" office:value="1.00845191323497">
            <text:p>1.0084519132</text:p>
          </table:table-cell>
          <table:table-cell office:value-type="float" office:value="1.08915922714484">
            <text:p>1.0891592271</text:p>
          </table:table-cell>
          <table:table-cell table:number-columns-repeated="2" office:value-type="float" office:value="0">
            <text:p>0</text:p>
          </table:table-cell>
          <table:table-cell office:value-type="float" office:value="27.9378347383043">
            <text:p>27.937834738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10050">
            <text:p>10050</text:p>
          </table:table-cell>
          <table:table-cell office:value-type="float" office:value="13538">
            <text:p>13538</text:p>
          </table:table-cell>
          <table:table-cell office:value-type="float" office:value="21713">
            <text:p>21713</text:p>
          </table:table-cell>
          <table:table-cell office:value-type="float" office:value="71.875">
            <text:p>71.875</text:p>
          </table:table-cell>
          <table:table-cell office:value-type="float" office:value="121">
            <text:p>121</text:p>
          </table:table-cell>
          <table:table-cell office:value-type="float" office:value="867.625">
            <text:p>867.625</text:p>
          </table:table-cell>
          <table:table-cell office:value-type="float" office:value="0.00715174129353234">
            <text:p>0.0071517413</text:p>
          </table:table-cell>
          <table:table-cell office:value-type="float" office:value="0.00893780469788743">
            <text:p>0.0089378047</text:p>
          </table:table-cell>
          <table:table-cell office:value-type="float" office:value="0.0399587804541058">
            <text:p>0.0399587805</text:p>
          </table:table-cell>
          <table:table-cell office:value-type="float" office:value="1.02513134343828">
            <text:p>1.0251313434</text:p>
          </table:table-cell>
          <table:table-cell office:value-type="float" office:value="1.03143888977413">
            <text:p>1.0314388898</text:p>
          </table:table-cell>
          <table:table-cell office:value-type="float" office:value="1.14298527169471">
            <text:p>1.1429852717</text:p>
          </table:table-cell>
          <table:table-cell table:number-columns-repeated="2" office:value-type="float" office:value="0">
            <text:p>0</text:p>
          </table:table-cell>
          <table:table-cell office:value-type="float" office:value="17.6908654022975">
            <text:p>17.690865402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4150">
            <text:p>14150</text:p>
          </table:table-cell>
          <table:table-cell office:value-type="float" office:value="21948">
            <text:p>21948</text:p>
          </table:table-cell>
          <table:table-cell office:value-type="float" office:value="161.75">
            <text:p>161.75</text:p>
          </table:table-cell>
          <table:table-cell office:value-type="float" office:value="248.875">
            <text:p>248.875</text:p>
          </table:table-cell>
          <table:table-cell office:value-type="float" office:value="926.125">
            <text:p>926.125</text:p>
          </table:table-cell>
          <table:table-cell office:value-type="float" office:value="0.0157130367204197">
            <text:p>0.0157130367</text:p>
          </table:table-cell>
          <table:table-cell office:value-type="float" office:value="0.0175883392226148">
            <text:p>0.0175883392</text:p>
          </table:table-cell>
          <table:table-cell office:value-type="float" office:value="0.0421963276836158">
            <text:p>0.0421963277</text:p>
          </table:table-cell>
          <table:table-cell office:value-type="float" office:value="1.0554795515865">
            <text:p>1.0554795516</text:p>
          </table:table-cell>
          <table:table-cell office:value-type="float" office:value="1.06216551264531">
            <text:p>1.0621655126</text:p>
          </table:table-cell>
          <table:table-cell office:value-type="float" office:value="1.15117698582982">
            <text:p>1.1511769858</text:p>
          </table:table-cell>
          <table:table-cell table:number-columns-repeated="2" office:value-type="float" office:value="0">
            <text:p>0</text:p>
          </table:table-cell>
          <table:table-cell office:value-type="float" office:value="16.7709044442468">
            <text:p>16.770904444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386">
            <text:p>386</text:p>
          </table:table-cell>
          <table:table-cell office:value-type="float" office:value="10304">
            <text:p>10304</text:p>
          </table:table-cell>
          <table:table-cell office:value-type="float" office:value="14578">
            <text:p>14578</text:p>
          </table:table-cell>
          <table:table-cell office:value-type="float" office:value="21654">
            <text:p>21654</text:p>
          </table:table-cell>
          <table:table-cell office:value-type="float" office:value="66.875">
            <text:p>66.875</text:p>
          </table:table-cell>
          <table:table-cell office:value-type="float" office:value="175.5">
            <text:p>175.5</text:p>
          </table:table-cell>
          <table:table-cell office:value-type="float" office:value="1006.5">
            <text:p>1006.5</text:p>
          </table:table-cell>
          <table:table-cell office:value-type="float" office:value="0.00649019798136646">
            <text:p>0.006490198</text:p>
          </table:table-cell>
          <table:table-cell office:value-type="float" office:value="0.0120386884346275">
            <text:p>0.0120386884</text:p>
          </table:table-cell>
          <table:table-cell office:value-type="float" office:value="0.0464810196730396">
            <text:p>0.0464810197</text:p>
          </table:table-cell>
          <table:table-cell office:value-type="float" office:value="1.02279825336766">
            <text:p>1.0227982534</text:p>
          </table:table-cell>
          <table:table-cell office:value-type="float" office:value="1.04241947235888">
            <text:p>1.0424194724</text:p>
          </table:table-cell>
          <table:table-cell office:value-type="float" office:value="1.16691811982774">
            <text:p>1.1669181198</text:p>
          </table:table-cell>
          <table:table-cell table:number-columns-repeated="2" office:value-type="float" office:value="0">
            <text:p>0</text:p>
          </table:table-cell>
          <table:table-cell office:value-type="float" office:value="15.2564273015334">
            <text:p>15.256427301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189">
            <text:p>189</text:p>
          </table:table-cell>
          <table:table-cell table:number-columns-repeated="2" office:value-type="float" office:value="260">
            <text:p>260</text:p>
          </table:table-cell>
          <table:table-cell office:value-type="float" office:value="10133">
            <text:p>10133</text:p>
          </table:table-cell>
          <table:table-cell office:value-type="float" office:value="14438">
            <text:p>14438</text:p>
          </table:table-cell>
          <table:table-cell office:value-type="float" office:value="22816">
            <text:p>22816</text:p>
          </table:table-cell>
          <table:table-cell office:value-type="float" office:value="30">
            <text:p>30</text:p>
          </table:table-cell>
          <table:table-cell office:value-type="float" office:value="327">
            <text:p>327</text:p>
          </table:table-cell>
          <table:table-cell office:value-type="float" office:value="1267.5">
            <text:p>1267.5</text:p>
          </table:table-cell>
          <table:table-cell office:value-type="float" office:value="0.00296062370472713">
            <text:p>0.0029606237</text:p>
          </table:table-cell>
          <table:table-cell office:value-type="float" office:value="0.0226485662834188">
            <text:p>0.0226485663</text:p>
          </table:table-cell>
          <table:table-cell office:value-type="float" office:value="0.0555531206171108">
            <text:p>0.0555531206</text:p>
          </table:table-cell>
          <table:table-cell office:value-type="float" office:value="1.01037936294028">
            <text:p>1.0103793629</text:p>
          </table:table-cell>
          <table:table-cell office:value-type="float" office:value="1.08027537879917">
            <text:p>1.0802753788</text:p>
          </table:table-cell>
          <table:table-cell office:value-type="float" office:value="1.20048477461207">
            <text:p>1.2004847746</text:p>
          </table:table-cell>
          <table:table-cell office:value-type="float" office:value="0">
            <text:p>0</text:p>
          </table:table-cell>
          <table:table-cell office:value-type="float" office:value="30.9497417155061">
            <text:p>30.9497417155</text:p>
          </table:table-cell>
          <table:table-cell office:value-type="float" office:value="12.8206469422478">
            <text:p>12.820646942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24">
            <text:p>22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9866">
            <text:p>9866</text:p>
          </table:table-cell>
          <table:table-cell office:value-type="float" office:value="15081">
            <text:p>15081</text:p>
          </table:table-cell>
          <table:table-cell office:value-type="float" office:value="25321">
            <text:p>25321</text:p>
          </table:table-cell>
          <table:table-cell office:value-type="float" office:value="130.875">
            <text:p>130.875</text:p>
          </table:table-cell>
          <table:table-cell office:value-type="float" office:value="546">
            <text:p>546</text:p>
          </table:table-cell>
          <table:table-cell office:value-type="float" office:value="1217.125">
            <text:p>1217.125</text:p>
          </table:table-cell>
          <table:table-cell office:value-type="float" office:value="0.0132652544090817">
            <text:p>0.0132652544</text:p>
          </table:table-cell>
          <table:table-cell office:value-type="float" office:value="0.0362044957230953">
            <text:p>0.0362044957</text:p>
          </table:table-cell>
          <table:table-cell office:value-type="float" office:value="0.0480678093282256">
            <text:p>0.0480678093</text:p>
          </table:table-cell>
          <table:table-cell office:value-type="float" office:value="1.04677328570188">
            <text:p>1.0467732857</text:p>
          </table:table-cell>
          <table:table-cell office:value-type="float" office:value="1.12928483543154">
            <text:p>1.1292848354</text:p>
          </table:table-cell>
          <table:table-cell office:value-type="float" office:value="1.17276594066427">
            <text:p>1.1727659407</text:p>
          </table:table-cell>
          <table:table-cell office:value-type="float" office:value="0">
            <text:p>0</text:p>
          </table:table-cell>
          <table:table-cell office:value-type="float" office:value="19.4898538339216">
            <text:p>19.4898538339</text:p>
          </table:table-cell>
          <table:table-cell office:value-type="float" office:value="14.7640567844069">
            <text:p>14.764056784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10546">
            <text:p>10546</text:p>
          </table:table-cell>
          <table:table-cell office:value-type="float" office:value="15742">
            <text:p>15742</text:p>
          </table:table-cell>
          <table:table-cell office:value-type="float" office:value="26796">
            <text:p>26796</text:p>
          </table:table-cell>
          <table:table-cell office:value-type="float" office:value="145">
            <text:p>145</text:p>
          </table:table-cell>
          <table:table-cell office:value-type="float" office:value="450.625">
            <text:p>450.625</text:p>
          </table:table-cell>
          <table:table-cell office:value-type="float" office:value="784.25">
            <text:p>784.25</text:p>
          </table:table-cell>
          <table:table-cell office:value-type="float" office:value="0.0137492888298881">
            <text:p>0.0137492888</text:p>
          </table:table-cell>
          <table:table-cell office:value-type="float" office:value="0.0286256511243806">
            <text:p>0.0286256511</text:p>
          </table:table-cell>
          <table:table-cell office:value-type="float" office:value="0.0292674279743245">
            <text:p>0.029267428</text:p>
          </table:table-cell>
          <table:table-cell office:value-type="float" office:value="1.04849303507353">
            <text:p>1.0484930351</text:p>
          </table:table-cell>
          <table:table-cell office:value-type="float" office:value="1.10179585762383">
            <text:p>1.1017958576</text:p>
          </table:table-cell>
          <table:table-cell office:value-type="float" office:value="1.10411489929699">
            <text:p>1.1041148993</text:p>
          </table:table-cell>
          <table:table-cell office:value-type="float" office:value="0">
            <text:p>0</text:p>
          </table:table-cell>
          <table:table-cell office:value-type="float" office:value="24.5591412260007">
            <text:p>24.559141226</text:p>
          </table:table-cell>
          <table:table-cell office:value-type="float" office:value="24.0281356985979">
            <text:p>24.028135698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10833">
            <text:p>10833</text:p>
          </table:table-cell>
          <table:table-cell office:value-type="float" office:value="16689">
            <text:p>16689</text:p>
          </table:table-cell>
          <table:table-cell office:value-type="float" office:value="28857">
            <text:p>28857</text:p>
          </table:table-cell>
          <table:table-cell office:value-type="float" office:value="117">
            <text:p>117</text:p>
          </table:table-cell>
          <table:table-cell office:value-type="float" office:value="228.75">
            <text:p>228.75</text:p>
          </table:table-cell>
          <table:table-cell office:value-type="float" office:value="400.25">
            <text:p>400.25</text:p>
          </table:table-cell>
          <table:table-cell office:value-type="float" office:value="0.0108003323179175">
            <text:p>0.0108003323</text:p>
          </table:table-cell>
          <table:table-cell office:value-type="float" office:value="0.0137066331116304">
            <text:p>0.0137066331</text:p>
          </table:table-cell>
          <table:table-cell office:value-type="float" office:value="0.0138701181689018">
            <text:p>0.0138701182</text:p>
          </table:table-cell>
          <table:table-cell office:value-type="float" office:value="1.03802979158194">
            <text:p>1.0380297916</text:p>
          </table:table-cell>
          <table:table-cell office:value-type="float" office:value="1.04834144460157">
            <text:p>1.0483414446</text:p>
          </table:table-cell>
          <table:table-cell office:value-type="float" office:value="1.04892247874007">
            <text:p>1.04892247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10720">
            <text:p>10720</text:p>
          </table:table-cell>
          <table:table-cell office:value-type="float" office:value="17697">
            <text:p>17697</text:p>
          </table:table-cell>
          <table:table-cell office:value-type="float" office:value="30534">
            <text:p>30534</text:p>
          </table:table-cell>
          <table:table-cell office:value-type="float" office:value="198.375">
            <text:p>198.375</text:p>
          </table:table-cell>
          <table:table-cell office:value-type="float" office:value="330.5">
            <text:p>330.5</text:p>
          </table:table-cell>
          <table:table-cell office:value-type="float" office:value="130.375">
            <text:p>130.375</text:p>
          </table:table-cell>
          <table:table-cell office:value-type="float" office:value="0.0185051305970149">
            <text:p>0.0185051306</text:p>
          </table:table-cell>
          <table:table-cell office:value-type="float" office:value="0.0186754817200655">
            <text:p>0.0186754817</text:p>
          </table:table-cell>
          <table:table-cell office:value-type="float" office:value="0.00426983035304906">
            <text:p>0.0042698304</text:p>
          </table:table-cell>
          <table:table-cell office:value-type="float" office:value="1.06543913921204">
            <text:p>1.0654391392</text:p>
          </table:table-cell>
          <table:table-cell office:value-type="float" office:value="1.06604778231048">
            <text:p>1.0660477823</text:p>
          </table:table-cell>
          <table:table-cell office:value-type="float" office:value="1.01498013988011">
            <text:p>1.014980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1317">
            <text:p>11317</text:p>
          </table:table-cell>
          <table:table-cell office:value-type="float" office:value="18429">
            <text:p>18429</text:p>
          </table:table-cell>
          <table:table-cell office:value-type="float" office:value="31601">
            <text:p>31601</text:p>
          </table:table-cell>
          <table:table-cell office:value-type="float" office:value="410.5">
            <text:p>410.5</text:p>
          </table:table-cell>
          <table:table-cell office:value-type="float" office:value="-116.625">
            <text:p>-116.625</text:p>
          </table:table-cell>
          <table:table-cell office:value-type="float" office:value="31.875">
            <text:p>31.875</text:p>
          </table:table-cell>
          <table:table-cell office:value-type="float" office:value="0.0362728638331713">
            <text:p>0.0362728638</text:p>
          </table:table-cell>
          <table:table-cell office:value-type="float" office:value="-0.00632834120136741">
            <text:p>-0.0063283412</text:p>
          </table:table-cell>
          <table:table-cell office:value-type="float" office:value="0.0010086706116895">
            <text:p>0.0010086706</text:p>
          </table:table-cell>
          <table:table-cell office:value-type="float" office:value="1.12953383589139">
            <text:p>1.1295338359</text:p>
          </table:table-cell>
          <table:table-cell office:value-type="float" office:value="0.977929299683842">
            <text:p>0.9779292997</text:p>
          </table:table-cell>
          <table:table-cell office:value-type="float" office:value="1.00353234127706">
            <text:p>1.0035323413</text:p>
          </table:table-cell>
          <table:table-cell office:value-type="float" office:value="19.4537643603001">
            <text:p>19.45376436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11499">
            <text:p>11499</text:p>
          </table:table-cell>
          <table:table-cell office:value-type="float" office:value="18968">
            <text:p>18968</text:p>
          </table:table-cell>
          <table:table-cell office:value-type="float" office:value="28268">
            <text:p>28268</text:p>
          </table:table-cell>
          <table:table-cell office:value-type="float" office:value="391.125">
            <text:p>391.125</text:p>
          </table:table-cell>
          <table:table-cell office:value-type="float" office:value="569.75">
            <text:p>569.75</text:p>
          </table:table-cell>
          <table:table-cell office:value-type="float" office:value="-292.5">
            <text:p>-292.5</text:p>
          </table:table-cell>
          <table:table-cell office:value-type="float" office:value="0.0340138272893295">
            <text:p>0.0340138273</text:p>
          </table:table-cell>
          <table:table-cell office:value-type="float" office:value="0.0300374314635175">
            <text:p>0.0300374315</text:p>
          </table:table-cell>
          <table:table-cell office:value-type="float" office:value="-0.0103473892740908">
            <text:p>-0.0103473893</text:p>
          </table:table-cell>
          <table:table-cell office:value-type="float" office:value="1.12131599878852">
            <text:p>1.1213159988</text:p>
          </table:table-cell>
          <table:table-cell office:value-type="float" office:value="1.10689941480861">
            <text:p>1.1068994148</text:p>
          </table:table-cell>
          <table:table-cell office:value-type="float" office:value="0.96399399173167">
            <text:p>0.9639939917</text:p>
          </table:table-cell>
          <table:table-cell office:value-type="float" office:value="20.7230357798125">
            <text:p>20.7230357798</text:p>
          </table:table-cell>
          <table:table-cell office:value-type="float" office:value="23.420977727944">
            <text:p>23.42097772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11240">
            <text:p>11240</text:p>
          </table:table-cell>
          <table:table-cell office:value-type="float" office:value="17934">
            <text:p>17934</text:p>
          </table:table-cell>
          <table:table-cell office:value-type="float" office:value="28337">
            <text:p>28337</text:p>
          </table:table-cell>
          <table:table-cell office:value-type="float" office:value="494.625">
            <text:p>494.625</text:p>
          </table:table-cell>
          <table:table-cell office:value-type="float" office:value="-324.375">
            <text:p>-324.375</text:p>
          </table:table-cell>
          <table:table-cell office:value-type="float" office:value="371.75">
            <text:p>371.75</text:p>
          </table:table-cell>
          <table:table-cell office:value-type="float" office:value="0.0440057829181495">
            <text:p>0.0440057829</text:p>
          </table:table-cell>
          <table:table-cell office:value-type="float" office:value="-0.0180871528939445">
            <text:p>-0.0180871529</text:p>
          </table:table-cell>
          <table:table-cell office:value-type="float" office:value="0.013118890496524">
            <text:p>0.0131188905</text:p>
          </table:table-cell>
          <table:table-cell office:value-type="float" office:value="1.15781579771679">
            <text:p>1.1578157977</text:p>
          </table:table-cell>
          <table:table-cell office:value-type="float" office:value="0.93733616926682">
            <text:p>0.9373361693</text:p>
          </table:table-cell>
          <table:table-cell office:value-type="float" office:value="1.04625344310204">
            <text:p>1.0462534431</text:p>
          </table:table-cell>
          <table:table-cell office:value-type="float" office:value="16.0953609569061">
            <text:p>16.09536095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46">
            <text:p>446</text:p>
          </table:table-cell>
          <table:table-cell table:number-columns-repeated="2" office:value-type="float" office:value="727">
            <text:p>727</text:p>
          </table:table-cell>
          <table:table-cell office:value-type="float" office:value="11580">
            <text:p>11580</text:p>
          </table:table-cell>
          <table:table-cell office:value-type="float" office:value="17294">
            <text:p>17294</text:p>
          </table:table-cell>
          <table:table-cell office:value-type="float" office:value="29603">
            <text:p>29603</text:p>
          </table:table-cell>
          <table:table-cell office:value-type="float" office:value="-657.5">
            <text:p>-657.5</text:p>
          </table:table-cell>
          <table:table-cell office:value-type="float" office:value="-49.875">
            <text:p>-49.875</text:p>
          </table:table-cell>
          <table:table-cell office:value-type="float" office:value="-6.375">
            <text:p>-6.375</text:p>
          </table:table-cell>
          <table:table-cell office:value-type="float" office:value="-0.0567789291882556">
            <text:p>-0.0567789292</text:p>
          </table:table-cell>
          <table:table-cell office:value-type="float" office:value="-0.00288394819012374">
            <text:p>-0.0028839482</text:p>
          </table:table-cell>
          <table:table-cell office:value-type="float" office:value="-0.000215349795628821">
            <text:p>-0.0002153498</text:p>
          </table:table-cell>
          <table:table-cell office:value-type="float" office:value="0.807592487568645">
            <text:p>0.8075924876</text:p>
          </table:table-cell>
          <table:table-cell office:value-type="float" office:value="0.989922482962607">
            <text:p>0.989922483</text:p>
          </table:table-cell>
          <table:table-cell office:value-type="float" office:value="0.999246366611347">
            <text:p>0.9992463666</text:p>
          </table:table-cell>
          <table:table-cell office:value-type="float" office:value="-11.8578742402613">
            <text:p>-11.85787424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2000">
            <text:p>12000</text:p>
          </table:table-cell>
          <table:table-cell office:value-type="float" office:value="18042">
            <text:p>18042</text:p>
          </table:table-cell>
          <table:table-cell office:value-type="float" office:value="30869">
            <text:p>30869</text:p>
          </table:table-cell>
          <table:table-cell office:value-type="float" office:value="-745.25">
            <text:p>-745.25</text:p>
          </table:table-cell>
          <table:table-cell office:value-type="float" office:value="907.75">
            <text:p>907.75</text:p>
          </table:table-cell>
          <table:table-cell office:value-type="float" office:value="-148.375">
            <text:p>-148.375</text:p>
          </table:table-cell>
          <table:table-cell office:value-type="float" office:value="-0.0621041666666667">
            <text:p>-0.0621041667</text:p>
          </table:table-cell>
          <table:table-cell office:value-type="float" office:value="0.0503131581864538">
            <text:p>0.0503131582</text:p>
          </table:table-cell>
          <table:table-cell office:value-type="float" office:value="-0.00480660209271437">
            <text:p>-0.0048066021</text:p>
          </table:table-cell>
          <table:table-cell office:value-type="float" office:value="0.790194994600694">
            <text:p>0.7901949946</text:p>
          </table:table-cell>
          <table:table-cell office:value-type="float" office:value="1.18105762487051">
            <text:p>1.1810576249</text:p>
          </table:table-cell>
          <table:table-cell office:value-type="float" office:value="0.983222175385908">
            <text:p>0.9832221754</text:p>
          </table:table-cell>
          <table:table-cell office:value-type="float" office:value="-10.8107646406737">
            <text:p>-10.8107646407</text:p>
          </table:table-cell>
          <table:table-cell office:value-type="float" office:value="14.1203963945579">
            <text:p>14.12039639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12980">
            <text:p>12980</text:p>
          </table:table-cell>
          <table:table-cell office:value-type="float" office:value="18304">
            <text:p>18304</text:p>
          </table:table-cell>
          <table:table-cell office:value-type="float" office:value="27294">
            <text:p>27294</text:p>
          </table:table-cell>
          <table:table-cell office:value-type="float" office:value="-673.25">
            <text:p>-673.25</text:p>
          </table:table-cell>
          <table:table-cell office:value-type="float" office:value="558">
            <text:p>558</text:p>
          </table:table-cell>
          <table:table-cell office:value-type="float" office:value="-251.625">
            <text:p>-251.625</text:p>
          </table:table-cell>
          <table:table-cell office:value-type="float" office:value="-0.0518682588597843">
            <text:p>-0.0518682589</text:p>
          </table:table-cell>
          <table:table-cell office:value-type="float" office:value="0.0304851398601399">
            <text:p>0.0304851399</text:p>
          </table:table-cell>
          <table:table-cell office:value-type="float" office:value="-0.00921905913387558">
            <text:p>-0.0092190591</text:p>
          </table:table-cell>
          <table:table-cell office:value-type="float" office:value="0.82373411389396">
            <text:p>0.8237341139</text:p>
          </table:table-cell>
          <table:table-cell office:value-type="float" office:value="1.10851950326498">
            <text:p>1.1085195033</text:p>
          </table:table-cell>
          <table:table-cell office:value-type="float" office:value="0.967899875492011">
            <text:p>0.9678998755</text:p>
          </table:table-cell>
          <table:table-cell office:value-type="float" office:value="-13.0139599890422">
            <text:p>-13.013959989</text:p>
          </table:table-cell>
          <table:table-cell office:value-type="float" office:value="23.0820540739692">
            <text:p>23.0820540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2320">
            <text:p>12320</text:p>
          </table:table-cell>
          <table:table-cell office:value-type="float" office:value="18056">
            <text:p>18056</text:p>
          </table:table-cell>
          <table:table-cell office:value-type="float" office:value="26795">
            <text:p>26795</text:p>
          </table:table-cell>
          <table:table-cell office:value-type="float" office:value="-539.125">
            <text:p>-539.125</text:p>
          </table:table-cell>
          <table:table-cell office:value-type="float" office:value="-315.75">
            <text:p>-315.75</text:p>
          </table:table-cell>
          <table:table-cell office:value-type="float" office:value="340.375">
            <text:p>340.375</text:p>
          </table:table-cell>
          <table:table-cell office:value-type="float" office:value="-0.0437601461038961">
            <text:p>-0.0437601461</text:p>
          </table:table-cell>
          <table:table-cell office:value-type="float" office:value="-0.017487261852016">
            <text:p>-0.0174872619</text:p>
          </table:table-cell>
          <table:table-cell office:value-type="float" office:value="0.0127029296510543">
            <text:p>0.0127029297</text:p>
          </table:table-cell>
          <table:table-cell office:value-type="float" office:value="0.850592791394951">
            <text:p>0.8505927914</text:p>
          </table:table-cell>
          <table:table-cell office:value-type="float" office:value="0.939393959999023">
            <text:p>0.93939396</text:p>
          </table:table-cell>
          <table:table-cell office:value-type="float" office:value="1.04477652804526">
            <text:p>1.044776528</text:p>
          </table:table-cell>
          <table:table-cell office:value-type="float" office:value="-15.4905325659524">
            <text:p>-15.4905325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10260">
            <text:p>10260</text:p>
          </table:table-cell>
          <table:table-cell office:value-type="float" office:value="17100">
            <text:p>17100</text:p>
          </table:table-cell>
          <table:table-cell office:value-type="float" office:value="28461">
            <text:p>28461</text:p>
          </table:table-cell>
          <table:table-cell office:value-type="float" office:value="-873.125">
            <text:p>-873.125</text:p>
          </table:table-cell>
          <table:table-cell office:value-type="float" office:value="-1455.25">
            <text:p>-1455.25</text:p>
          </table:table-cell>
          <table:table-cell office:value-type="float" office:value="-28.75">
            <text:p>-28.75</text:p>
          </table:table-cell>
          <table:table-cell office:value-type="float" office:value="-0.0850999025341131">
            <text:p>-0.0850999025</text:p>
          </table:table-cell>
          <table:table-cell office:value-type="float" office:value="-0.0851023391812866">
            <text:p>-0.0851023392</text:p>
          </table:table-cell>
          <table:table-cell office:value-type="float" office:value="-0.00101015424616141">
            <text:p>-0.0010101542</text:p>
          </table:table-cell>
          <table:table-cell office:value-type="float" office:value="0.716344648216783">
            <text:p>0.7163446482</text:p>
          </table:table-cell>
          <table:table-cell office:value-type="float" office:value="0.716336932808386">
            <text:p>0.7163369328</text:p>
          </table:table-cell>
          <table:table-cell office:value-type="float" office:value="0.996466460145173">
            <text:p>0.9964664601</text:p>
          </table:table-cell>
          <table:table-cell office:value-type="float" office:value="-7.79338926980185">
            <text:p>-7.7933892698</text:p>
          </table:table-cell>
          <table:table-cell office:value-type="float" office:value="-7.79315590582071">
            <text:p>-7.79315590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10494">
            <text:p>10494</text:p>
          </table:table-cell>
          <table:table-cell office:value-type="float" office:value="18000">
            <text:p>18000</text:p>
          </table:table-cell>
          <table:table-cell office:value-type="float" office:value="30094">
            <text:p>30094</text:p>
          </table:table-cell>
          <table:table-cell office:value-type="float" office:value="-920">
            <text:p>-920</text:p>
          </table:table-cell>
          <table:table-cell office:value-type="float" office:value="243.75">
            <text:p>243.75</text:p>
          </table:table-cell>
          <table:table-cell office:value-type="float" office:value="-127.25">
            <text:p>-127.25</text:p>
          </table:table-cell>
          <table:table-cell office:value-type="float" office:value="-0.0876691442729179">
            <text:p>-0.0876691443</text:p>
          </table:table-cell>
          <table:table-cell office:value-type="float" office:value="0.0135416666666667">
            <text:p>0.0135416667</text:p>
          </table:table-cell>
          <table:table-cell office:value-type="float" office:value="-0.0042284176247757">
            <text:p>-0.0042284176</text:p>
          </table:table-cell>
          <table:table-cell office:value-type="float" office:value="0.708222317605577">
            <text:p>0.7082223176</text:p>
          </table:table-cell>
          <table:table-cell office:value-type="float" office:value="1.04775525173611">
            <text:p>1.0477552517</text:p>
          </table:table-cell>
          <table:table-cell office:value-type="float" office:value="0.98523558216388">
            <text:p>0.9852355822</text:p>
          </table:table-cell>
          <table:table-cell office:value-type="float" office:value="-7.55452570014421">
            <text:p>-7.5545257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9360">
            <text:p>9360</text:p>
          </table:table-cell>
          <table:table-cell office:value-type="float" office:value="17680">
            <text:p>17680</text:p>
          </table:table-cell>
          <table:table-cell office:value-type="float" office:value="28850">
            <text:p>28850</text:p>
          </table:table-cell>
          <table:table-cell office:value-type="float" office:value="-612.75">
            <text:p>-612.75</text:p>
          </table:table-cell>
          <table:table-cell office:value-type="float" office:value="-306">
            <text:p>-306</text:p>
          </table:table-cell>
          <table:table-cell office:value-type="float" office:value="700">
            <text:p>700</text:p>
          </table:table-cell>
          <table:table-cell office:value-type="float" office:value="-0.0654647435897436">
            <text:p>-0.0654647436</text:p>
          </table:table-cell>
          <table:table-cell office:value-type="float" office:value="-0.0173076923076923">
            <text:p>-0.0173076923</text:p>
          </table:table-cell>
          <table:table-cell office:value-type="float" office:value="0.024263431542461">
            <text:p>0.0242634315</text:p>
          </table:table-cell>
          <table:table-cell office:value-type="float" office:value="0.779273237436308">
            <text:p>0.7792732374</text:p>
          </table:table-cell>
          <table:table-cell office:value-type="float" office:value="0.940010207100592">
            <text:p>0.9400102071</text:p>
          </table:table-cell>
          <table:table-cell office:value-type="float" office:value="1.08607589005464">
            <text:p>1.0860758901</text:p>
          </table:table-cell>
          <table:table-cell office:value-type="float" office:value="-10.2376147756794">
            <text:p>-10.2376147757</text:p>
          </table:table-cell>
          <table:table-cell office:value-type="float" office:value="0">
            <text:p>0</text:p>
          </table:table-cell>
          <table:table-cell office:value-type="float" office:value="28.9127547670402">
            <text:p>28.91275476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8424">
            <text:p>8424</text:p>
          </table:table-cell>
          <table:table-cell office:value-type="float" office:value="16340">
            <text:p>16340</text:p>
          </table:table-cell>
          <table:table-cell office:value-type="float" office:value="29075">
            <text:p>29075</text:p>
          </table:table-cell>
          <table:table-cell office:value-type="float" office:value="-367.125">
            <text:p>-367.125</text:p>
          </table:table-cell>
          <table:table-cell office:value-type="float" office:value="-453.25">
            <text:p>-453.25</text:p>
          </table:table-cell>
          <table:table-cell office:value-type="float" office:value="550">
            <text:p>550</text:p>
          </table:table-cell>
          <table:table-cell office:value-type="float" office:value="-0.0435808404558405">
            <text:p>-0.0435808405</text:p>
          </table:table-cell>
          <table:table-cell office:value-type="float" office:value="-0.0277386780905753">
            <text:p>-0.0277386781</text:p>
          </table:table-cell>
          <table:table-cell office:value-type="float" office:value="0.0189165950128977">
            <text:p>0.018916595</text:p>
          </table:table-cell>
          <table:table-cell office:value-type="float" office:value="0.85118966612804">
            <text:p>0.8511896661</text:p>
          </table:table-cell>
          <table:table-cell office:value-type="float" office:value="0.904422717836923">
            <text:p>0.9044227178</text:p>
          </table:table-cell>
          <table:table-cell office:value-type="float" office:value="1.06690944417623">
            <text:p>1.0669094442</text:p>
          </table:table-cell>
          <table:table-cell office:value-type="float" office:value="-15.5557129965578">
            <text:p>-15.5557129966</text:p>
          </table:table-cell>
          <table:table-cell office:value-type="float" office:value="-24.6402735324021">
            <text:p>-24.64027353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3">
            <text:p>3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9180">
            <text:p>9180</text:p>
          </table:table-cell>
          <table:table-cell office:value-type="float" office:value="15587">
            <text:p>15587</text:p>
          </table:table-cell>
          <table:table-cell office:value-type="float" office:value="29975">
            <text:p>29975</text:p>
          </table:table-cell>
          <table:table-cell office:value-type="float" office:value="99">
            <text:p>99</text:p>
          </table:table-cell>
          <table:table-cell office:value-type="float" office:value="287.625">
            <text:p>287.625</text:p>
          </table:table-cell>
          <table:table-cell office:value-type="float" office:value="553.125">
            <text:p>553.125</text:p>
          </table:table-cell>
          <table:table-cell office:value-type="float" office:value="0.0107843137254902">
            <text:p>0.0107843137</text:p>
          </table:table-cell>
          <table:table-cell table:number-columns-repeated="2" office:value-type="float" office:value="0.0184528773978315">
            <text:p>0.0184528774</text:p>
          </table:table-cell>
          <table:table-cell office:value-type="float" office:value="1.03797304882737">
            <text:p>1.0379730488</text:p>
          </table:table-cell>
          <table:table-cell table:number-columns-repeated="2" office:value-type="float" office:value="1.06525246791356">
            <text:p>1.06525246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3">
            <text:p>3</text:p>
          </table:table-cell>
          <table:table-cell office:value-type="float" office:value="513">
            <text:p>513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9720">
            <text:p>9720</text:p>
          </table:table-cell>
          <table:table-cell office:value-type="float" office:value="16393">
            <text:p>16393</text:p>
          </table:table-cell>
          <table:table-cell office:value-type="float" office:value="31525">
            <text:p>31525</text:p>
          </table:table-cell>
          <table:table-cell office:value-type="float" office:value="-24.75">
            <text:p>-24.75</text:p>
          </table:table-cell>
          <table:table-cell office:value-type="float" office:value="-883.25">
            <text:p>-883.25</text:p>
          </table:table-cell>
          <table:table-cell office:value-type="float" office:value="240.625">
            <text:p>240.625</text:p>
          </table:table-cell>
          <table:table-cell office:value-type="float" office:value="-0.0025462962962963">
            <text:p>-0.0025462963</text:p>
          </table:table-cell>
          <table:table-cell office:value-type="float" office:value="-0.0538797047520283">
            <text:p>-0.0538797048</text:p>
          </table:table-cell>
          <table:table-cell office:value-type="float" office:value="0.00763283108643933">
            <text:p>0.0076328311</text:p>
          </table:table-cell>
          <table:table-cell office:value-type="float" office:value="0.991100670867627">
            <text:p>0.9911006709</text:p>
          </table:table-cell>
          <table:table-cell office:value-type="float" office:value="0.817110957632866">
            <text:p>0.8171109576</text:p>
          </table:table-cell>
          <table:table-cell office:value-type="float" office:value="1.02682909861891">
            <text:p>1.0268290986</text:p>
          </table:table-cell>
          <table:table-cell office:value-type="float" office:value="0">
            <text:p>0</text:p>
          </table:table-cell>
          <table:table-cell office:value-type="float" office:value="-12.5149448770214">
            <text:p>-12.514944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9360">
            <text:p>9360</text:p>
          </table:table-cell>
          <table:table-cell office:value-type="float" office:value="15979">
            <text:p>15979</text:p>
          </table:table-cell>
          <table:table-cell office:value-type="float" office:value="31050">
            <text:p>31050</text:p>
          </table:table-cell>
          <table:table-cell office:value-type="float" office:value="-612.75">
            <text:p>-612.75</text:p>
          </table:table-cell>
          <table:table-cell office:value-type="float" office:value="109.25">
            <text:p>109.25</text:p>
          </table:table-cell>
          <table:table-cell office:value-type="float" office:value="-56.25">
            <text:p>-56.25</text:p>
          </table:table-cell>
          <table:table-cell office:value-type="float" office:value="-0.0654647435897436">
            <text:p>-0.0654647436</text:p>
          </table:table-cell>
          <table:table-cell office:value-type="float" office:value="0.00683709869203329">
            <text:p>0.0068370987</text:p>
          </table:table-cell>
          <table:table-cell office:value-type="float" office:value="-0.00181159420289855">
            <text:p>-0.0018115942</text:p>
          </table:table-cell>
          <table:table-cell office:value-type="float" office:value="0.779273237436308">
            <text:p>0.7792732374</text:p>
          </table:table-cell>
          <table:table-cell office:value-type="float" office:value="1.02402146742242">
            <text:p>1.0240214674</text:p>
          </table:table-cell>
          <table:table-cell office:value-type="float" office:value="0.993665852762025">
            <text:p>0.9936658528</text:p>
          </table:table-cell>
          <table:table-cell office:value-type="float" office:value="-10.2376147756794">
            <text:p>-10.23761477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8424">
            <text:p>8424</text:p>
          </table:table-cell>
          <table:table-cell office:value-type="float" office:value="15542">
            <text:p>15542</text:p>
          </table:table-cell>
          <table:table-cell office:value-type="float" office:value="30225">
            <text:p>30225</text:p>
          </table:table-cell>
          <table:table-cell office:value-type="float" office:value="-367.125">
            <text:p>-367.125</text:p>
          </table:table-cell>
          <table:table-cell office:value-type="float" office:value="-350">
            <text:p>-350</text:p>
          </table:table-cell>
          <table:table-cell office:value-type="float" office:value="62.5">
            <text:p>62.5</text:p>
          </table:table-cell>
          <table:table-cell office:value-type="float" office:value="-0.0435808404558405">
            <text:p>-0.0435808405</text:p>
          </table:table-cell>
          <table:table-cell office:value-type="float" office:value="-0.022519624243984">
            <text:p>-0.0225196242</text:p>
          </table:table-cell>
          <table:table-cell office:value-type="float" office:value="0.00206782464846981">
            <text:p>0.0020678246</text:p>
          </table:table-cell>
          <table:table-cell office:value-type="float" office:value="0.85118966612804">
            <text:p>0.8511896661</text:p>
          </table:table-cell>
          <table:table-cell office:value-type="float" office:value="0.922175296759193">
            <text:p>0.9221752968</text:p>
          </table:table-cell>
          <table:table-cell office:value-type="float" office:value="1.00724576703125">
            <text:p>1.007245767</text:p>
          </table:table-cell>
          <table:table-cell office:value-type="float" office:value="-15.5557129965578">
            <text:p>-15.5557129966</text:p>
          </table:table-cell>
          <table:table-cell office:value-type="float" office:value="-30.4318064242232">
            <text:p>-30.43180642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9180">
            <text:p>9180</text:p>
          </table:table-cell>
          <table:table-cell office:value-type="float" office:value="15964">
            <text:p>15964</text:p>
          </table:table-cell>
          <table:table-cell office:value-type="float" office:value="30850">
            <text:p>30850</text:p>
          </table:table-cell>
          <table:table-cell office:value-type="float" office:value="99">
            <text:p>99</text:p>
          </table:table-cell>
          <table:table-cell office:value-type="float" office:value="422.5">
            <text:p>422.5</text:p>
          </table:table-cell>
          <table:table-cell office:value-type="float" office:value="53.125">
            <text:p>53.125</text:p>
          </table:table-cell>
          <table:table-cell office:value-type="float" office:value="0.0107843137254902">
            <text:p>0.0107843137</text:p>
          </table:table-cell>
          <table:table-cell office:value-type="float" office:value="0.0264657980456026">
            <text:p>0.026465798</text:p>
          </table:table-cell>
          <table:table-cell office:value-type="float" office:value="0.00172204213938412">
            <text:p>0.0017220421</text:p>
          </table:table-cell>
          <table:table-cell office:value-type="float" office:value="1.03797304882737">
            <text:p>1.0379730488</text:p>
          </table:table-cell>
          <table:table-cell office:value-type="float" office:value="1.09400315255334">
            <text:p>1.0940031526</text:p>
          </table:table-cell>
          <table:table-cell office:value-type="float" office:value="1.00603295972894">
            <text:p>1.0060329597</text:p>
          </table:table-cell>
          <table:table-cell office:value-type="float" office:value="0">
            <text:p>0</text:p>
          </table:table-cell>
          <table:table-cell office:value-type="float" office:value="26.5353643848538">
            <text:p>26.53536438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3">
            <text:p>3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9720">
            <text:p>9720</text:p>
          </table:table-cell>
          <table:table-cell office:value-type="float" office:value="15520">
            <text:p>15520</text:p>
          </table:table-cell>
          <table:table-cell office:value-type="float" office:value="29550">
            <text:p>29550</text:p>
          </table:table-cell>
          <table:table-cell office:value-type="float" office:value="-24.75">
            <text:p>-24.75</text:p>
          </table:table-cell>
          <table:table-cell office:value-type="float" office:value="-115">
            <text:p>-115</text:p>
          </table:table-cell>
          <table:table-cell office:value-type="float" office:value="-28.125">
            <text:p>-28.125</text:p>
          </table:table-cell>
          <table:table-cell office:value-type="float" office:value="-0.0025462962962963">
            <text:p>-0.0025462963</text:p>
          </table:table-cell>
          <table:table-cell office:value-type="float" office:value="-0.00740979381443299">
            <text:p>-0.0074097938</text:p>
          </table:table-cell>
          <table:table-cell office:value-type="float" office:value="-0.000951776649746193">
            <text:p>-0.0009517766</text:p>
          </table:table-cell>
          <table:table-cell office:value-type="float" office:value="0.991100670867627">
            <text:p>0.9911006709</text:p>
          </table:table-cell>
          <table:table-cell office:value-type="float" office:value="0.974173335536454">
            <text:p>0.9741733355</text:p>
          </table:table-cell>
          <table:table-cell office:value-type="float" office:value="0.996670557248319">
            <text:p>0.99667055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9360">
            <text:p>9360</text:p>
          </table:table-cell>
          <table:table-cell office:value-type="float" office:value="15444">
            <text:p>15444</text:p>
          </table:table-cell>
          <table:table-cell office:value-type="float" office:value="28400">
            <text:p>28400</text:p>
          </table:table-cell>
          <table:table-cell office:value-type="float" office:value="-90">
            <text:p>-90</text:p>
          </table:table-cell>
          <table:table-cell office:value-type="float" office:value="-148.5">
            <text:p>-148.5</text:p>
          </table:table-cell>
          <table:table-cell office:value-type="float" office:value="31.25">
            <text:p>31.25</text:p>
          </table:table-cell>
          <table:table-cell table:number-columns-repeated="2" office:value-type="float" office:value="-0.00961538461538462">
            <text:p>-0.0096153846</text:p>
          </table:table-cell>
          <table:table-cell office:value-type="float" office:value="0.00110035211267606">
            <text:p>0.0011003521</text:p>
          </table:table-cell>
          <table:table-cell table:number-columns-repeated="2" office:value-type="float" office:value="0.966527366863905">
            <text:p>0.9665273669</text:p>
          </table:table-cell>
          <table:table-cell office:value-type="float" office:value="1.00385360551292">
            <text:p>1.00385360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0200">
            <text:p>10200</text:p>
          </table:table-cell>
          <table:table-cell office:value-type="float" office:value="15751">
            <text:p>15751</text:p>
          </table:table-cell>
          <table:table-cell office:value-type="float" office:value="29575">
            <text:p>29575</text:p>
          </table:table-cell>
          <table:table-cell office:value-type="float" office:value="110">
            <text:p>110</text:p>
          </table:table-cell>
          <table:table-cell office:value-type="float" office:value="97.375">
            <text:p>97.375</text:p>
          </table:table-cell>
          <table:table-cell office:value-type="float" office:value="234.375">
            <text:p>234.375</text:p>
          </table:table-cell>
          <table:table-cell office:value-type="float" office:value="0.0107843137254902">
            <text:p>0.0107843137</text:p>
          </table:table-cell>
          <table:table-cell office:value-type="float" office:value="0.00618214716525935">
            <text:p>0.0061821472</text:p>
          </table:table-cell>
          <table:table-cell office:value-type="float" office:value="0.00792476754015215">
            <text:p>0.0079247675</text:p>
          </table:table-cell>
          <table:table-cell office:value-type="float" office:value="1.03797304882737">
            <text:p>1.0379730488</text:p>
          </table:table-cell>
          <table:table-cell office:value-type="float" office:value="1.02171242420781">
            <text:p>1.0217124242</text:p>
          </table:table-cell>
          <table:table-cell office:value-type="float" office:value="1.02785977819404">
            <text:p>1.02785977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3">
            <text:p>3</text:p>
          </table:table-cell>
          <table:table-cell office:value-type="float" office:value="649">
            <text:p>649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10800">
            <text:p>10800</text:p>
          </table:table-cell>
          <table:table-cell office:value-type="float" office:value="16692">
            <text:p>16692</text:p>
          </table:table-cell>
          <table:table-cell office:value-type="float" office:value="30400">
            <text:p>30400</text:p>
          </table:table-cell>
          <table:table-cell office:value-type="float" office:value="-27.5">
            <text:p>-27.5</text:p>
          </table:table-cell>
          <table:table-cell office:value-type="float" office:value="195">
            <text:p>195</text:p>
          </table:table-cell>
          <table:table-cell office:value-type="float" office:value="15.625">
            <text:p>15.625</text:p>
          </table:table-cell>
          <table:table-cell office:value-type="float" office:value="-0.0025462962962963">
            <text:p>-0.0025462963</text:p>
          </table:table-cell>
          <table:table-cell office:value-type="float" office:value="0.0116822429906542">
            <text:p>0.011682243</text:p>
          </table:table-cell>
          <table:table-cell office:value-type="float" office:value="0.000513980263157895">
            <text:p>0.0005139803</text:p>
          </table:table-cell>
          <table:table-cell office:value-type="float" office:value="0.991100670867627">
            <text:p>0.9911006709</text:p>
          </table:table-cell>
          <table:table-cell office:value-type="float" office:value="1.04115534107782">
            <text:p>1.0411553411</text:p>
          </table:table-cell>
          <table:table-cell office:value-type="float" office:value="1.00179944870545">
            <text:p>1.00179944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0296">
            <text:p>10296</text:p>
          </table:table-cell>
          <table:table-cell office:value-type="float" office:value="16276">
            <text:p>16276</text:p>
          </table:table-cell>
          <table:table-cell office:value-type="float" office:value="31300">
            <text:p>31300</text:p>
          </table:table-cell>
          <table:table-cell office:value-type="float" office:value="139.5">
            <text:p>139.5</text:p>
          </table:table-cell>
          <table:table-cell office:value-type="float" office:value="68.25">
            <text:p>68.25</text:p>
          </table:table-cell>
          <table:table-cell office:value-type="float" office:value="131.25">
            <text:p>131.25</text:p>
          </table:table-cell>
          <table:table-cell office:value-type="float" office:value="0.013548951048951">
            <text:p>0.013548951</text:p>
          </table:table-cell>
          <table:table-cell table:number-columns-repeated="2" office:value-type="float" office:value="0.00419329073482428">
            <text:p>0.0041932907</text:p>
          </table:table-cell>
          <table:table-cell office:value-type="float" office:value="1.0477811338574">
            <text:p>1.0477811339</text:p>
          </table:table-cell>
          <table:table-cell table:number-columns-repeated="2" office:value-type="float" office:value="1.01471098159877">
            <text:p>1.01471098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0098">
            <text:p>10098</text:p>
          </table:table-cell>
          <table:table-cell office:value-type="float" office:value="16587">
            <text:p>16587</text:p>
          </table:table-cell>
          <table:table-cell office:value-type="float" office:value="31300">
            <text:p>31300</text:p>
          </table:table-cell>
          <table:table-cell office:value-type="float" office:value="90">
            <text:p>90</text:p>
          </table:table-cell>
          <table:table-cell office:value-type="float" office:value="289.625">
            <text:p>289.625</text:p>
          </table:table-cell>
          <table:table-cell office:value-type="float" office:value="300">
            <text:p>300</text:p>
          </table:table-cell>
          <table:table-cell office:value-type="float" office:value="0.0089126559714795">
            <text:p>0.008912656</text:p>
          </table:table-cell>
          <table:table-cell office:value-type="float" office:value="0.0174609634050763">
            <text:p>0.0174609634</text:p>
          </table:table-cell>
          <table:table-cell office:value-type="float" office:value="0.00958466453674121">
            <text:p>0.0095846645</text:p>
          </table:table-cell>
          <table:table-cell office:value-type="float" office:value="1.03134998935565">
            <text:p>1.0313499894</text:p>
          </table:table-cell>
          <table:table-cell office:value-type="float" office:value="1.06171094699411">
            <text:p>1.061710947</text:p>
          </table:table-cell>
          <table:table-cell office:value-type="float" office:value="1.03372638283539">
            <text:p>1.03372638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3">
            <text:p>3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0260">
            <text:p>10260</text:p>
          </table:table-cell>
          <table:table-cell office:value-type="float" office:value="16815">
            <text:p>16815</text:p>
          </table:table-cell>
          <table:table-cell office:value-type="float" office:value="32100">
            <text:p>32100</text:p>
          </table:table-cell>
          <table:table-cell office:value-type="float" office:value="105.75">
            <text:p>105.75</text:p>
          </table:table-cell>
          <table:table-cell office:value-type="float" office:value="1005.875">
            <text:p>1005.875</text:p>
          </table:table-cell>
          <table:table-cell office:value-type="float" office:value="375">
            <text:p>375</text:p>
          </table:table-cell>
          <table:table-cell office:value-type="float" office:value="0.0103070175438596">
            <text:p>0.0103070175</text:p>
          </table:table-cell>
          <table:table-cell office:value-type="float" office:value="0.0598201011002081">
            <text:p>0.0598201011</text:p>
          </table:table-cell>
          <table:table-cell office:value-type="float" office:value="0.0116822429906542">
            <text:p>0.011682243</text:p>
          </table:table-cell>
          <table:table-cell office:value-type="float" office:value="1.03628278124038">
            <text:p>1.0362827812</text:p>
          </table:table-cell>
          <table:table-cell office:value-type="float" office:value="1.21638410506218">
            <text:p>1.2163841051</text:p>
          </table:table-cell>
          <table:table-cell office:value-type="float" office:value="1.04115534107782">
            <text:p>1.0411553411</text:p>
          </table:table-cell>
          <table:table-cell office:value-type="float" office:value="0">
            <text:p>0</text:p>
          </table:table-cell>
          <table:table-cell office:value-type="float" office:value="11.9304129090382">
            <text:p>11.9304129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3">
            <text:p>3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1440">
            <text:p>11440</text:p>
          </table:table-cell>
          <table:table-cell office:value-type="float" office:value="17043">
            <text:p>17043</text:p>
          </table:table-cell>
          <table:table-cell office:value-type="float" office:value="30975">
            <text:p>30975</text:p>
          </table:table-cell>
          <table:table-cell office:value-type="float" office:value="155">
            <text:p>155</text:p>
          </table:table-cell>
          <table:table-cell office:value-type="float" office:value="-204.375">
            <text:p>-204.375</text:p>
          </table:table-cell>
          <table:table-cell office:value-type="float" office:value="159.375">
            <text:p>159.375</text:p>
          </table:table-cell>
          <table:table-cell office:value-type="float" office:value="0.013548951048951">
            <text:p>0.013548951</text:p>
          </table:table-cell>
          <table:table-cell office:value-type="float" office:value="-0.0119917268086604">
            <text:p>-0.0119917268</text:p>
          </table:table-cell>
          <table:table-cell office:value-type="float" office:value="0.0051452784503632">
            <text:p>0.0051452785</text:p>
          </table:table-cell>
          <table:table-cell office:value-type="float" office:value="1.0477811338574">
            <text:p>1.0477811339</text:p>
          </table:table-cell>
          <table:table-cell office:value-type="float" office:value="0.958310807132921">
            <text:p>0.9583108071</text:p>
          </table:table-cell>
          <table:table-cell office:value-type="float" office:value="1.01806036340132">
            <text:p>1.01806036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10836">
            <text:p>10836</text:p>
          </table:table-cell>
          <table:table-cell office:value-type="float" office:value="16805">
            <text:p>16805</text:p>
          </table:table-cell>
          <table:table-cell office:value-type="float" office:value="30600">
            <text:p>30600</text:p>
          </table:table-cell>
          <table:table-cell office:value-type="float" office:value="21.375">
            <text:p>21.375</text:p>
          </table:table-cell>
          <table:table-cell office:value-type="float" office:value="1018.25">
            <text:p>1018.25</text:p>
          </table:table-cell>
          <table:table-cell office:value-type="float" office:value="103.125">
            <text:p>103.125</text:p>
          </table:table-cell>
          <table:table-cell office:value-type="float" office:value="0.00197259136212625">
            <text:p>0.0019725914</text:p>
          </table:table-cell>
          <table:table-cell office:value-type="float" office:value="0.0605920856887831">
            <text:p>0.0605920857</text:p>
          </table:table-cell>
          <table:table-cell office:value-type="float" office:value="0.00337009803921569">
            <text:p>0.003370098</text:p>
          </table:table-cell>
          <table:table-cell office:value-type="float" office:value="1.00691169635614">
            <text:p>1.0069116964</text:p>
          </table:table-cell>
          <table:table-cell office:value-type="float" office:value="1.21926824557305">
            <text:p>1.2192682456</text:p>
          </table:table-cell>
          <table:table-cell office:value-type="float" office:value="1.01181760395641">
            <text:p>1.011817604</text:p>
          </table:table-cell>
          <table:table-cell office:value-type="float" office:value="0">
            <text:p>0</text:p>
          </table:table-cell>
          <table:table-cell office:value-type="float" office:value="11.7827420714109">
            <text:p>11.78274207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1106">
            <text:p>11106</text:p>
          </table:table-cell>
          <table:table-cell office:value-type="float" office:value="17319">
            <text:p>17319</text:p>
          </table:table-cell>
          <table:table-cell office:value-type="float" office:value="30800">
            <text:p>30800</text:p>
          </table:table-cell>
          <table:table-cell office:value-type="float" office:value="321.25">
            <text:p>321.25</text:p>
          </table:table-cell>
          <table:table-cell office:value-type="float" office:value="1595.25">
            <text:p>1595.25</text:p>
          </table:table-cell>
          <table:table-cell office:value-type="float" office:value="143.75">
            <text:p>143.75</text:p>
          </table:table-cell>
          <table:table-cell office:value-type="float" office:value="0.0289258058707005">
            <text:p>0.0289258059</text:p>
          </table:table-cell>
          <table:table-cell office:value-type="float" office:value="0.0921098215832323">
            <text:p>0.0921098216</text:p>
          </table:table-cell>
          <table:table-cell office:value-type="float" office:value="0.00466720779220779">
            <text:p>0.0046672078</text:p>
          </table:table-cell>
          <table:table-cell office:value-type="float" office:value="1.10288025694818">
            <text:p>1.1028802569</text:p>
          </table:table-cell>
          <table:table-cell office:value-type="float" office:value="1.33901344523622">
            <text:p>1.3390134452</text:p>
          </table:table-cell>
          <table:table-cell office:value-type="float" office:value="1.01637792161674">
            <text:p>1.0163779216</text:p>
          </table:table-cell>
          <table:table-cell office:value-type="float" office:value="24.3078606252196">
            <text:p>24.3078606252</text:p>
          </table:table-cell>
          <table:table-cell office:value-type="float" office:value="7.86671025812692">
            <text:p>7.8667102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16">
            <text:p>1216</text:p>
          </table:table-cell>
          <table:table-cell office:value-type="float" office:value="11286">
            <text:p>11286</text:p>
          </table:table-cell>
          <table:table-cell office:value-type="float" office:value="20329">
            <text:p>20329</text:p>
          </table:table-cell>
          <table:table-cell office:value-type="float" office:value="33181">
            <text:p>33181</text:p>
          </table:table-cell>
          <table:table-cell office:value-type="float" office:value="485.875">
            <text:p>485.875</text:p>
          </table:table-cell>
          <table:table-cell office:value-type="float" office:value="1754.125">
            <text:p>1754.125</text:p>
          </table:table-cell>
          <table:table-cell office:value-type="float" office:value="2884.875">
            <text:p>2884.875</text:p>
          </table:table-cell>
          <table:table-cell office:value-type="float" office:value="0.0430511252879674">
            <text:p>0.0430511253</text:p>
          </table:table-cell>
          <table:table-cell office:value-type="float" office:value="0.0862868316198534">
            <text:p>0.0862868316</text:p>
          </table:table-cell>
          <table:table-cell office:value-type="float" office:value="0.0869435821705193">
            <text:p>0.0869435822</text:p>
          </table:table-cell>
          <table:table-cell office:value-type="float" office:value="1.15431160130946">
            <text:p>1.1543116013</text:p>
          </table:table-cell>
          <table:table-cell office:value-type="float" office:value="1.31659692859903">
            <text:p>1.3165969286</text:p>
          </table:table-cell>
          <table:table-cell office:value-type="float" office:value="1.31911854309888">
            <text:p>1.3191185431</text:p>
          </table:table-cell>
          <table:table-cell office:value-type="float" office:value="16.4446979217221">
            <text:p>16.4446979217</text:p>
          </table:table-cell>
          <table:table-cell office:value-type="float" office:value="8.37485209119178">
            <text:p>8.3748520912</text:p>
          </table:table-cell>
          <table:table-cell office:value-type="float" office:value="8.31413743166561">
            <text:p>8.314137431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4">
            <text:p>4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10059">
            <text:p>10059</text:p>
          </table:table-cell>
          <table:table-cell office:value-type="float" office:value="18699">
            <text:p>18699</text:p>
          </table:table-cell>
          <table:table-cell office:value-type="float" office:value="33024">
            <text:p>33024</text:p>
          </table:table-cell>
          <table:table-cell office:value-type="float" office:value="451.75">
            <text:p>451.75</text:p>
          </table:table-cell>
          <table:table-cell office:value-type="float" office:value="1813.875">
            <text:p>1813.875</text:p>
          </table:table-cell>
          <table:table-cell office:value-type="float" office:value="3203.25">
            <text:p>3203.25</text:p>
          </table:table-cell>
          <table:table-cell office:value-type="float" office:value="0.0449100308181728">
            <text:p>0.0449100308</text:p>
          </table:table-cell>
          <table:table-cell office:value-type="float" office:value="0.0970038504732873">
            <text:p>0.0970038505</text:p>
          </table:table-cell>
          <table:table-cell office:value-type="float" office:value="0.0969976380813953">
            <text:p>0.0969976381</text:p>
          </table:table-cell>
          <table:table-cell office:value-type="float" office:value="1.16113825316506">
            <text:p>1.1611382532</text:p>
          </table:table-cell>
          <table:table-cell office:value-type="float" office:value="1.35795658078953">
            <text:p>1.3579565808</text:p>
          </table:table-cell>
          <table:table-cell office:value-type="float" office:value="1.35793247519989">
            <text:p>1.3579324752</text:p>
          </table:table-cell>
          <table:table-cell office:value-type="float" office:value="15.7781644959512">
            <text:p>15.778164496</text:p>
          </table:table-cell>
          <table:table-cell office:value-type="float" office:value="7.48679014297934">
            <text:p>7.486790143</text:p>
          </table:table-cell>
          <table:table-cell office:value-type="float" office:value="7.48724812069476">
            <text:p>7.487248120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4">
            <text:p>4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0467">
            <text:p>10467</text:p>
          </table:table-cell>
          <table:table-cell office:value-type="float" office:value="19457">
            <text:p>19457</text:p>
          </table:table-cell>
          <table:table-cell office:value-type="float" office:value="34362">
            <text:p>34362</text:p>
          </table:table-cell>
          <table:table-cell office:value-type="float" office:value="1565.125">
            <text:p>1565.125</text:p>
          </table:table-cell>
          <table:table-cell office:value-type="float" office:value="2056.14285714286">
            <text:p>2056.1428571429</text:p>
          </table:table-cell>
          <table:table-cell office:value-type="float" office:value="6551.875">
            <text:p>6551.875</text:p>
          </table:table-cell>
          <table:table-cell office:value-type="float" office:value="0.149529473583644">
            <text:p>0.1495294736</text:p>
          </table:table-cell>
          <table:table-cell office:value-type="float" office:value="0.105676253129612">
            <text:p>0.1056762531</text:p>
          </table:table-cell>
          <table:table-cell office:value-type="float" office:value="0.190672108724754">
            <text:p>0.1906721087</text:p>
          </table:table-cell>
          <table:table-cell office:value-type="float" office:value="1.56717692194435">
            <text:p>1.5671769219</text:p>
          </table:table-cell>
          <table:table-cell office:value-type="float" office:value="1.39175512808565">
            <text:p>1.3917551281</text:p>
          </table:table-cell>
          <table:table-cell office:value-type="float" office:value="1.73860985250591">
            <text:p>1.7386098525</text:p>
          </table:table-cell>
          <table:table-cell office:value-type="float" office:value="4.97404897413777">
            <text:p>4.9740489741</text:p>
          </table:table-cell>
          <table:table-cell office:value-type="float" office:value="6.89992936085653">
            <text:p>6.8999293609</text:p>
          </table:table-cell>
          <table:table-cell office:value-type="float" office:value="3.97178170316685">
            <text:p>3.971781703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14">
            <text:p>614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12540">
            <text:p>12540</text:p>
          </table:table-cell>
          <table:table-cell office:value-type="float" office:value="23105">
            <text:p>23105</text:p>
          </table:table-cell>
          <table:table-cell office:value-type="float" office:value="41589">
            <text:p>41589</text:p>
          </table:table-cell>
          <table:table-cell office:value-type="float" office:value="1024.14285714286">
            <text:p>1024.1428571429</text:p>
          </table:table-cell>
          <table:table-cell office:value-type="float" office:value="2284.83333333333">
            <text:p>2284.8333333333</text:p>
          </table:table-cell>
          <table:table-cell office:value-type="float" office:value="7381.85714285714">
            <text:p>7381.8571428571</text:p>
          </table:table-cell>
          <table:table-cell office:value-type="float" office:value="0.0816700843016632">
            <text:p>0.0816700843</text:p>
          </table:table-cell>
          <table:table-cell office:value-type="float" office:value="0.0988891293370843">
            <text:p>0.0988891293</text:p>
          </table:table-cell>
          <table:table-cell office:value-type="float" office:value="0.177495422896851">
            <text:p>0.1774954229</text:p>
          </table:table-cell>
          <table:table-cell office:value-type="float" office:value="1.29891850028871">
            <text:p>1.2989185003</text:p>
          </table:table-cell>
          <table:table-cell office:value-type="float" office:value="1.36527891008585">
            <text:p>1.3652789101</text:p>
          </table:table-cell>
          <table:table-cell office:value-type="float" office:value="1.68298304543167">
            <text:p>1.6829830454</text:p>
          </table:table-cell>
          <table:table-cell office:value-type="float" office:value="8.82920067977045">
            <text:p>8.8292006798</text:p>
          </table:table-cell>
          <table:table-cell office:value-type="float" office:value="7.35046389618246">
            <text:p>7.3504638962</text:p>
          </table:table-cell>
          <table:table-cell office:value-type="float" office:value="4.24229526861873">
            <text:p>4.242295268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4">
            <text:p>4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247">
            <text:p>11247</text:p>
          </table:table-cell>
          <table:table-cell office:value-type="float" office:value="24503">
            <text:p>24503</text:p>
          </table:table-cell>
          <table:table-cell office:value-type="float" office:value="46443">
            <text:p>46443</text:p>
          </table:table-cell>
          <table:table-cell office:value-type="float" office:value="961.5">
            <text:p>961.5</text:p>
          </table:table-cell>
          <table:table-cell office:value-type="float" office:value="3497.5">
            <text:p>3497.5</text:p>
          </table:table-cell>
          <table:table-cell office:value-type="float" office:value="7249.66666666667">
            <text:p>7249.6666666667</text:p>
          </table:table-cell>
          <table:table-cell office:value-type="float" office:value="0.0854894638570285">
            <text:p>0.0854894639</text:p>
          </table:table-cell>
          <table:table-cell office:value-type="float" office:value="0.142737623964413">
            <text:p>0.142737624</text:p>
          </table:table-cell>
          <table:table-cell office:value-type="float" office:value="0.156098156162751">
            <text:p>0.1560981562</text:p>
          </table:table-cell>
          <table:table-cell office:value-type="float" office:value="1.3135376824235">
            <text:p>1.3135376824</text:p>
          </table:table-cell>
          <table:table-cell office:value-type="float" office:value="1.53951478129366">
            <text:p>1.5395147813</text:p>
          </table:table-cell>
          <table:table-cell office:value-type="float" office:value="1.59410214991016">
            <text:p>1.5941021499</text:p>
          </table:table-cell>
          <table:table-cell office:value-type="float" office:value="8.4498195377012">
            <text:p>8.4498195377</text:p>
          </table:table-cell>
          <table:table-cell office:value-type="float" office:value="5.19496186937615">
            <text:p>5.1949618694</text:p>
          </table:table-cell>
          <table:table-cell office:value-type="float" office:value="4.77865526553694">
            <text:p>4.7786552655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2031">
            <text:p>12031</text:p>
          </table:table-cell>
          <table:table-cell office:value-type="float" office:value="26212">
            <text:p>26212</text:p>
          </table:table-cell>
          <table:table-cell office:value-type="float" office:value="50426">
            <text:p>50426</text:p>
          </table:table-cell>
          <table:table-cell office:value-type="float" office:value="1305.8">
            <text:p>1305.8</text:p>
          </table:table-cell>
          <table:table-cell office:value-type="float" office:value="4606.4">
            <text:p>4606.4</text:p>
          </table:table-cell>
          <table:table-cell office:value-type="float" office:value="0">
            <text:p>0</text:p>
          </table:table-cell>
          <table:table-cell office:value-type="float" office:value="0.108536281273377">
            <text:p>0.1085362813</text:p>
          </table:table-cell>
          <table:table-cell office:value-type="float" office:value="0.175736303982909">
            <text:p>0.175736304</text:p>
          </table:table-cell>
          <table:table-cell office:value-type="float" office:value="0">
            <text:p>0</text:p>
          </table:table-cell>
          <table:table-cell office:value-type="float" office:value="1.40296602818802">
            <text:p>1.4029660282</text:p>
          </table:table-cell>
          <table:table-cell office:value-type="float" office:value="1.67560823107382">
            <text:p>1.6756082311</text:p>
          </table:table-cell>
          <table:table-cell office:value-type="float" office:value="1.36">
            <text:p>1.36</text:p>
          </table:table-cell>
          <table:table-cell office:value-type="float" office:value="6.72694055043927">
            <text:p>6.7269405504</text:p>
          </table:table-cell>
          <table:table-cell office:value-type="float" office:value="4.28147208381161">
            <text:p>4.2814720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12009">
            <text:p>12009</text:p>
          </table:table-cell>
          <table:table-cell office:value-type="float" office:value="30848">
            <text:p>30848</text:p>
          </table:table-cell>
          <table:table-cell office:value-type="float" office:value="76679">
            <text:p>76679</text:p>
          </table:table-cell>
          <table:table-cell table:number-columns-repeated="2" office:value-type="float" office:value="0">
            <text:p>0</text:p>
          </table:table-cell>
          <table:table-cell office:value-type="float" office:value="10579.25">
            <text:p>10579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137968022535505">
            <text:p>0.1379680225</text:p>
          </table:table-cell>
          <table:table-cell office:value-type="float" office:value="0.99">
            <text:p>0.99</text:p>
          </table:table-cell>
          <table:table-cell office:value-type="float" office:value="1.36">
            <text:p>1.36</text:p>
          </table:table-cell>
          <table:table-cell office:value-type="float" office:value="1.52019702234929">
            <text:p>1.5201970223</text:p>
          </table:table-cell>
          <table:table-cell table:number-columns-repeated="2" office:value-type="float" office:value="0">
            <text:p>0</text:p>
          </table:table-cell>
          <table:table-cell office:value-type="float" office:value="5.3630800423695">
            <text:p>5.363080042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5">
            <text:p>5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1987">
            <text:p>11987</text:p>
          </table:table-cell>
          <table:table-cell office:value-type="float" office:value="34022">
            <text:p>34022</text:p>
          </table:table-cell>
          <table:table-cell office:value-type="float" office:value="89678">
            <text:p>89678</text:p>
          </table:table-cell>
          <table:table-cell table:number-columns-repeated="6"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1.34">
            <text:p>1.34</text:p>
          </table:table-cell>
          <table:table-cell office:value-type="float" office:value="1.6">
            <text:p>1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5">
            <text:p>5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965">
            <text:p>11965</text:p>
          </table:table-cell>
          <table:table-cell office:value-type="float" office:value="37393">
            <text:p>37393</text:p>
          </table:table-cell>
          <table:table-cell office:value-type="float" office:value="104881">
            <text:p>104881</text:p>
          </table:table-cell>
          <table:table-cell table:number-columns-repeated="6"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1.58">
            <text:p>1.58</text:p>
          </table:table-cell>
          <table:table-cell office:value-type="float" office:value="1.6">
            <text:p>1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56.5">
            <text:p>156.5</text:p>
          </table:table-cell>
          <table:table-cell office:value-type="float" office:value="7735">
            <text:p>7735</text:p>
          </table:table-cell>
          <table:table-cell office:value-type="float" office:value="56866.25">
            <text:p>56866.25</text:p>
          </table:table-cell>
          <table:table-cell office:value-type="float" office:value="43.77">
            <text:p>43.77</text:p>
          </table:table-cell>
          <table:table-cell table:number-columns-repeated="3" office:value-type="float" office:value="5">
            <text:p>5</text:p>
          </table:table-cell>
          <table:table-cell office:value-type="float" office:value="617">
            <text:p>617</text:p>
          </table:table-cell>
          <table:table-cell table:number-columns-repeated="2" office:value-type="float" office:value="1285">
            <text:p>1285</text:p>
          </table:table-cell>
          <table:table-cell office:value-type="float" office:value="11943">
            <text:p>11943</text:p>
          </table:table-cell>
          <table:table-cell office:value-type="float" office:value="41026">
            <text:p>41026</text:p>
          </table:table-cell>
          <table:table-cell office:value-type="float" office:value="122662">
            <text:p>122662</text:p>
          </table:table-cell>
          <table:table-cell table:number-columns-repeated="6"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1.34">
            <text:p>1.34</text:p>
          </table:table-cell>
          <table:table-cell office:value-type="float" office:value="1.6">
            <text:p>1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56.666666666667">
            <text:p>156.6666666667</text:p>
          </table:table-cell>
          <table:table-cell office:value-type="float" office:value="7783.33333333333">
            <text:p>7783.3333333333</text:p>
          </table:table-cell>
          <table:table-cell office:value-type="float" office:value="70384.6666666667">
            <text:p>70384.6666666667</text:p>
          </table:table-cell>
          <table:table-cell office:value-type="float" office:value="44.4233333333333">
            <text:p>44.42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298">
            <text:p>1298</text:p>
          </table:table-cell>
          <table:table-cell office:value-type="float" office:value="11922">
            <text:p>11922</text:p>
          </table:table-cell>
          <table:table-cell office:value-type="float" office:value="45350">
            <text:p>45350</text:p>
          </table:table-cell>
          <table:table-cell office:value-type="float" office:value="143457">
            <text:p>143457</text:p>
          </table:table-cell>
          <table:table-cell table:number-columns-repeated="6"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1.36">
            <text:p>1.36</text:p>
          </table:table-cell>
          <table:table-cell office:value-type="float" office:value="1.6">
            <text:p>1.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2" table:default-cell-style-name="Default"/>
        <table:table-column table:style-name="co19" table:default-cell-style-name="Default"/>
        <table:table-column table:style-name="co13" table:number-columns-repeated="4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row table:style-name="ro1">
          <table:table-cell office:value-type="float" office:value="0.99">
            <text:p>0.99</text:p>
          </table:table-cell>
          <table:table-cell office:value-type="float" office:value="1.36">
            <text:p>1.36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10.4">
            <text:p>10.4</text:p>
          </table:table-cell>
          <table:table-cell office:value-type="float" office:value="22">
            <text:p>22</text:p>
          </table:table-cell>
          <table:table-cell office:value-type="float" office:value="8053">
            <text:p>8053</text:p>
          </table:table-cell>
          <table:table-cell office:value-type="float" office:value="10142">
            <text:p>10142</text:p>
          </table:table-cell>
          <table:table-cell office:value-type="float" office:value="12776">
            <text:p>127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37:48.57</dc:date>
    <dc:creator>Liam Widdess</dc:creator>
    <meta:editing-duration>P2DT3H30M50S</meta:editing-duration>
    <meta:editing-cycles>185</meta:editing-cycles>
    <meta:generator>OpenOffice/4.1.7$Win32 OpenOffice.org_project/417m1$Build-9800</meta:generator>
    <meta:document-statistic meta:table-count="8" meta:cell-count="827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96">
                <text:p>2696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92">
                <text:p>2792</text:p>
              </table:table-cell>
              <table:table-cell office:value-type="float" office:value="5146">
                <text:p>514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935">
                <text:p>2935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100">
                <text:p>3100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90">
                <text:p>319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469">
                <text:p>3469</text:p>
              </table:table-cell>
              <table:table-cell office:value-type="float" office:value="6496">
                <text:p>649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13">
                <text:p>3813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39">
                <text:p>4139</text:p>
              </table:table-cell>
              <table:table-cell office:value-type="float" office:value="8482">
                <text:p>848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45">
                <text:p>2545</text:p>
              </table:table-cell>
              <table:table-cell office:value-type="float" office:value="4431">
                <text:p>4431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417">
                <text:p>4417</text:p>
              </table:table-cell>
              <table:table-cell office:value-type="float" office:value="7857">
                <text:p>785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60">
                <text:p>2660</text:p>
              </table:table-cell>
              <table:table-cell office:value-type="float" office:value="4790">
                <text:p>4790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962">
                <text:p>2962</text:p>
              </table:table-cell>
              <table:table-cell office:value-type="float" office:value="5338">
                <text:p>5338</text:p>
              </table:table-cell>
              <table:table-cell office:value-type="float" office:value="10729">
                <text:p>1072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066">
                <text:p>3066</text:p>
              </table:table-cell>
              <table:table-cell office:value-type="float" office:value="5544">
                <text:p>5544</text:p>
              </table:table-cell>
              <table:table-cell office:value-type="float" office:value="10187">
                <text:p>1018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204">
                <text:p>3204</text:p>
              </table:table-cell>
              <table:table-cell office:value-type="float" office:value="5612">
                <text:p>5612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640">
                <text:p>3640</text:p>
              </table:table-cell>
              <table:table-cell office:value-type="float" office:value="5988">
                <text:p>5988</text:p>
              </table:table-cell>
              <table:table-cell office:value-type="float" office:value="10762">
                <text:p>1076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275">
                <text:p>4275</text:p>
              </table:table-cell>
              <table:table-cell office:value-type="float" office:value="7137">
                <text:p>7137</text:p>
              </table:table-cell>
              <table:table-cell office:value-type="float" office:value="13353">
                <text:p>1335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066">
                <text:p>4066</text:p>
              </table:table-cell>
              <table:table-cell office:value-type="float" office:value="6186">
                <text:p>6186</text:p>
              </table:table-cell>
              <table:table-cell office:value-type="float" office:value="11313">
                <text:p>1131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012">
                <text:p>4012</text:p>
              </table:table-cell>
              <table:table-cell office:value-type="float" office:value="6848">
                <text:p>6848</text:p>
              </table:table-cell>
              <table:table-cell office:value-type="float" office:value="12047">
                <text:p>1204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421">
                <text:p>4421</text:p>
              </table:table-cell>
              <table:table-cell office:value-type="float" office:value="7582">
                <text:p>7582</text:p>
              </table:table-cell>
              <table:table-cell office:value-type="float" office:value="16674">
                <text:p>1667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790">
                <text:p>4790</text:p>
              </table:table-cell>
              <table:table-cell office:value-type="float" office:value="8140">
                <text:p>8140</text:p>
              </table:table-cell>
              <table:table-cell office:value-type="float" office:value="14817">
                <text:p>1481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450">
                <text:p>4450</text:p>
              </table:table-cell>
              <table:table-cell office:value-type="float" office:value="7870">
                <text:p>7870</text:p>
              </table:table-cell>
              <table:table-cell office:value-type="float" office:value="14877">
                <text:p>1487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704">
                <text:p>8704</text:p>
              </table:table-cell>
              <table:table-cell office:value-type="float" office:value="16526">
                <text:p>1652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476">
                <text:p>5476</text:p>
              </table:table-cell>
              <table:table-cell office:value-type="float" office:value="9883">
                <text:p>9883</text:p>
              </table:table-cell>
              <table:table-cell office:value-type="float" office:value="18675">
                <text:p>1867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642">
                <text:p>5642</text:p>
              </table:table-cell>
              <table:table-cell office:value-type="float" office:value="10011">
                <text:p>10011</text:p>
              </table:table-cell>
              <table:table-cell office:value-type="float" office:value="18190">
                <text:p>1819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709">
                <text:p>5709</text:p>
              </table:table-cell>
              <table:table-cell office:value-type="float" office:value="10020">
                <text:p>10020</text:p>
              </table:table-cell>
              <table:table-cell office:value-type="float" office:value="16755">
                <text:p>1675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212">
                <text:p>6212</text:p>
              </table:table-cell>
              <table:table-cell office:value-type="float" office:value="10998">
                <text:p>10998</text:p>
              </table:table-cell>
              <table:table-cell office:value-type="float" office:value="18358">
                <text:p>1835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96">
                <text:p>6896</text:p>
              </table:table-cell>
              <table:table-cell office:value-type="float" office:value="11821">
                <text:p>11821</text:p>
              </table:table-cell>
              <table:table-cell office:value-type="float" office:value="18168">
                <text:p>1816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15">
                <text:p>7415</text:p>
              </table:table-cell>
              <table:table-cell office:value-type="float" office:value="11895">
                <text:p>11895</text:p>
              </table:table-cell>
              <table:table-cell office:value-type="float" office:value="17434">
                <text:p>1743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062">
                <text:p>8062</text:p>
              </table:table-cell>
              <table:table-cell office:value-type="float" office:value="11648">
                <text:p>11648</text:p>
              </table:table-cell>
              <table:table-cell office:value-type="float" office:value="17148">
                <text:p>1714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678">
                <text:p>8678</text:p>
              </table:table-cell>
              <table:table-cell office:value-type="float" office:value="12138">
                <text:p>12138</text:p>
              </table:table-cell>
              <table:table-cell office:value-type="float" office:value="19333">
                <text:p>1933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430">
                <text:p>9430</text:p>
              </table:table-cell>
              <table:table-cell office:value-type="float" office:value="12480">
                <text:p>12480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210">
                <text:p>9210</text:p>
              </table:table-cell>
              <table:table-cell office:value-type="float" office:value="12459">
                <text:p>12459</text:p>
              </table:table-cell>
              <table:table-cell office:value-type="float" office:value="19316">
                <text:p>1931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032">
                <text:p>9032</text:p>
              </table:table-cell>
              <table:table-cell office:value-type="float" office:value="12266">
                <text:p>12266</text:p>
              </table:table-cell>
              <table:table-cell office:value-type="float" office:value="19843">
                <text:p>1984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306">
                <text:p>9306</text:p>
              </table:table-cell>
              <table:table-cell office:value-type="float" office:value="13604">
                <text:p>13604</text:p>
              </table:table-cell>
              <table:table-cell office:value-type="float" office:value="19536">
                <text:p>1953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346">
                <text:p>9346</text:p>
              </table:table-cell>
              <table:table-cell office:value-type="float" office:value="13589">
                <text:p>13589</text:p>
              </table:table-cell>
              <table:table-cell office:value-type="float" office:value="19590">
                <text:p>19590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963">
                <text:p>8963</text:p>
              </table:table-cell>
              <table:table-cell office:value-type="float" office:value="13452">
                <text:p>13452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356">
                <text:p>9356</text:p>
              </table:table-cell>
              <table:table-cell office:value-type="float" office:value="13986">
                <text:p>13986</text:p>
              </table:table-cell>
              <table:table-cell office:value-type="float" office:value="19630">
                <text:p>19630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271">
                <text:p>10271</text:p>
              </table:table-cell>
              <table:table-cell office:value-type="float" office:value="13921">
                <text:p>13921</text:p>
              </table:table-cell>
              <table:table-cell office:value-type="float" office:value="20805">
                <text:p>2080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290">
                <text:p>10290</text:p>
              </table:table-cell>
              <table:table-cell office:value-type="float" office:value="13684">
                <text:p>13684</text:p>
              </table:table-cell>
              <table:table-cell office:value-type="float" office:value="20302">
                <text:p>2030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050">
                <text:p>10050</text:p>
              </table:table-cell>
              <table:table-cell office:value-type="float" office:value="13538">
                <text:p>13538</text:p>
              </table:table-cell>
              <table:table-cell office:value-type="float" office:value="21713">
                <text:p>2171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4150">
                <text:p>14150</text:p>
              </table:table-cell>
              <table:table-cell office:value-type="float" office:value="21948">
                <text:p>2194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304">
                <text:p>10304</text:p>
              </table:table-cell>
              <table:table-cell office:value-type="float" office:value="14578">
                <text:p>14578</text:p>
              </table:table-cell>
              <table:table-cell office:value-type="float" office:value="21654">
                <text:p>2165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33">
                <text:p>10133</text:p>
              </table:table-cell>
              <table:table-cell office:value-type="float" office:value="14438">
                <text:p>14438</text:p>
              </table:table-cell>
              <table:table-cell office:value-type="float" office:value="22816">
                <text:p>2281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866">
                <text:p>9866</text:p>
              </table:table-cell>
              <table:table-cell office:value-type="float" office:value="15081">
                <text:p>15081</text:p>
              </table:table-cell>
              <table:table-cell office:value-type="float" office:value="25321">
                <text:p>2532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546">
                <text:p>10546</text:p>
              </table:table-cell>
              <table:table-cell office:value-type="float" office:value="15742">
                <text:p>15742</text:p>
              </table:table-cell>
              <table:table-cell office:value-type="float" office:value="26796">
                <text:p>2679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833">
                <text:p>10833</text:p>
              </table:table-cell>
              <table:table-cell office:value-type="float" office:value="16689">
                <text:p>16689</text:p>
              </table:table-cell>
              <table:table-cell office:value-type="float" office:value="28857">
                <text:p>2885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720">
                <text:p>10720</text:p>
              </table:table-cell>
              <table:table-cell office:value-type="float" office:value="17697">
                <text:p>17697</text:p>
              </table:table-cell>
              <table:table-cell office:value-type="float" office:value="30534">
                <text:p>3053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317">
                <text:p>11317</text:p>
              </table:table-cell>
              <table:table-cell office:value-type="float" office:value="18429">
                <text:p>18429</text:p>
              </table:table-cell>
              <table:table-cell office:value-type="float" office:value="31601">
                <text:p>3160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499">
                <text:p>11499</text:p>
              </table:table-cell>
              <table:table-cell office:value-type="float" office:value="18968">
                <text:p>18968</text:p>
              </table:table-cell>
              <table:table-cell office:value-type="float" office:value="28268">
                <text:p>2826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240">
                <text:p>11240</text:p>
              </table:table-cell>
              <table:table-cell office:value-type="float" office:value="17934">
                <text:p>17934</text:p>
              </table:table-cell>
              <table:table-cell office:value-type="float" office:value="28337">
                <text:p>2833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580">
                <text:p>11580</text:p>
              </table:table-cell>
              <table:table-cell office:value-type="float" office:value="17294">
                <text:p>17294</text:p>
              </table:table-cell>
              <table:table-cell office:value-type="float" office:value="29603">
                <text:p>2960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000">
                <text:p>12000</text:p>
              </table:table-cell>
              <table:table-cell office:value-type="float" office:value="18042">
                <text:p>18042</text:p>
              </table:table-cell>
              <table:table-cell office:value-type="float" office:value="30869">
                <text:p>3086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2980">
                <text:p>12980</text:p>
              </table:table-cell>
              <table:table-cell office:value-type="float" office:value="18304">
                <text:p>18304</text:p>
              </table:table-cell>
              <table:table-cell office:value-type="float" office:value="27294">
                <text:p>2729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2320">
                <text:p>12320</text:p>
              </table:table-cell>
              <table:table-cell office:value-type="float" office:value="18056">
                <text:p>18056</text:p>
              </table:table-cell>
              <table:table-cell office:value-type="float" office:value="26795">
                <text:p>267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0260">
                <text:p>10260</text:p>
              </table:table-cell>
              <table:table-cell office:value-type="float" office:value="17100">
                <text:p>17100</text:p>
              </table:table-cell>
              <table:table-cell office:value-type="float" office:value="28461">
                <text:p>28461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0494">
                <text:p>10494</text:p>
              </table:table-cell>
              <table:table-cell office:value-type="float" office:value="18000">
                <text:p>18000</text:p>
              </table:table-cell>
              <table:table-cell office:value-type="float" office:value="30094">
                <text:p>3009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360">
                <text:p>9360</text:p>
              </table:table-cell>
              <table:table-cell office:value-type="float" office:value="17680">
                <text:p>17680</text:p>
              </table:table-cell>
              <table:table-cell office:value-type="float" office:value="28850">
                <text:p>28850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8424">
                <text:p>8424</text:p>
              </table:table-cell>
              <table:table-cell office:value-type="float" office:value="16340">
                <text:p>16340</text:p>
              </table:table-cell>
              <table:table-cell office:value-type="float" office:value="29075">
                <text:p>2907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9180">
                <text:p>9180</text:p>
              </table:table-cell>
              <table:table-cell office:value-type="float" office:value="15587">
                <text:p>15587</text:p>
              </table:table-cell>
              <table:table-cell office:value-type="float" office:value="29975">
                <text:p>29975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9720">
                <text:p>9720</text:p>
              </table:table-cell>
              <table:table-cell office:value-type="float" office:value="16393">
                <text:p>16393</text:p>
              </table:table-cell>
              <table:table-cell office:value-type="float" office:value="31525">
                <text:p>31525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9360">
                <text:p>9360</text:p>
              </table:table-cell>
              <table:table-cell office:value-type="float" office:value="15979">
                <text:p>15979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8424">
                <text:p>8424</text:p>
              </table:table-cell>
              <table:table-cell office:value-type="float" office:value="15542">
                <text:p>15542</text:p>
              </table:table-cell>
              <table:table-cell office:value-type="float" office:value="30225">
                <text:p>3022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9180">
                <text:p>9180</text:p>
              </table:table-cell>
              <table:table-cell office:value-type="float" office:value="15964">
                <text:p>15964</text:p>
              </table:table-cell>
              <table:table-cell office:value-type="float" office:value="30850">
                <text:p>30850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9720">
                <text:p>9720</text:p>
              </table:table-cell>
              <table:table-cell office:value-type="float" office:value="15520">
                <text:p>15520</text:p>
              </table:table-cell>
              <table:table-cell office:value-type="float" office:value="29550">
                <text:p>2955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9360">
                <text:p>9360</text:p>
              </table:table-cell>
              <table:table-cell office:value-type="float" office:value="15444">
                <text:p>15444</text:p>
              </table:table-cell>
              <table:table-cell office:value-type="float" office:value="28400">
                <text:p>28400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0200">
                <text:p>10200</text:p>
              </table:table-cell>
              <table:table-cell office:value-type="float" office:value="15751">
                <text:p>15751</text:p>
              </table:table-cell>
              <table:table-cell office:value-type="float" office:value="29575">
                <text:p>2957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800">
                <text:p>10800</text:p>
              </table:table-cell>
              <table:table-cell office:value-type="float" office:value="16692">
                <text:p>16692</text:p>
              </table:table-cell>
              <table:table-cell office:value-type="float" office:value="30400">
                <text:p>30400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0296">
                <text:p>10296</text:p>
              </table:table-cell>
              <table:table-cell office:value-type="float" office:value="16276">
                <text:p>16276</text:p>
              </table:table-cell>
              <table:table-cell office:value-type="float" office:value="31300">
                <text:p>31300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0098">
                <text:p>10098</text:p>
              </table:table-cell>
              <table:table-cell office:value-type="float" office:value="16587">
                <text:p>16587</text:p>
              </table:table-cell>
              <table:table-cell office:value-type="float" office:value="31300">
                <text:p>31300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0260">
                <text:p>10260</text:p>
              </table:table-cell>
              <table:table-cell office:value-type="float" office:value="16815">
                <text:p>16815</text:p>
              </table:table-cell>
              <table:table-cell office:value-type="float" office:value="32100">
                <text:p>32100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1440">
                <text:p>11440</text:p>
              </table:table-cell>
              <table:table-cell office:value-type="float" office:value="17043">
                <text:p>17043</text:p>
              </table:table-cell>
              <table:table-cell office:value-type="float" office:value="30975">
                <text:p>3097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0836">
                <text:p>10836</text:p>
              </table:table-cell>
              <table:table-cell office:value-type="float" office:value="16805">
                <text:p>16805</text:p>
              </table:table-cell>
              <table:table-cell office:value-type="float" office:value="30600">
                <text:p>30600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106">
                <text:p>11106</text:p>
              </table:table-cell>
              <table:table-cell office:value-type="float" office:value="17319">
                <text:p>17319</text:p>
              </table:table-cell>
              <table:table-cell office:value-type="float" office:value="30800">
                <text:p>3080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286">
                <text:p>11286</text:p>
              </table:table-cell>
              <table:table-cell office:value-type="float" office:value="20329">
                <text:p>20329</text:p>
              </table:table-cell>
              <table:table-cell office:value-type="float" office:value="33181">
                <text:p>3318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0059">
                <text:p>10059</text:p>
              </table:table-cell>
              <table:table-cell office:value-type="float" office:value="18699">
                <text:p>18699</text:p>
              </table:table-cell>
              <table:table-cell office:value-type="float" office:value="33024">
                <text:p>3302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0467">
                <text:p>10467</text:p>
              </table:table-cell>
              <table:table-cell office:value-type="float" office:value="19457">
                <text:p>19457</text:p>
              </table:table-cell>
              <table:table-cell office:value-type="float" office:value="34362">
                <text:p>3436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540">
                <text:p>12540</text:p>
              </table:table-cell>
              <table:table-cell office:value-type="float" office:value="23105">
                <text:p>23105</text:p>
              </table:table-cell>
              <table:table-cell office:value-type="float" office:value="41589">
                <text:p>41589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247">
                <text:p>11247</text:p>
              </table:table-cell>
              <table:table-cell office:value-type="float" office:value="24503">
                <text:p>24503</text:p>
              </table:table-cell>
              <table:table-cell office:value-type="float" office:value="46443">
                <text:p>4644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31">
                <text:p>12031</text:p>
              </table:table-cell>
              <table:table-cell office:value-type="float" office:value="26212">
                <text:p>26212</text:p>
              </table:table-cell>
              <table:table-cell office:value-type="float" office:value="50426">
                <text:p>5042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009">
                <text:p>12009</text:p>
              </table:table-cell>
              <table:table-cell office:value-type="float" office:value="30848">
                <text:p>30848</text:p>
              </table:table-cell>
              <table:table-cell office:value-type="float" office:value="76679">
                <text:p>76679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87">
                <text:p>11987</text:p>
              </table:table-cell>
              <table:table-cell office:value-type="float" office:value="34022">
                <text:p>34022</text:p>
              </table:table-cell>
              <table:table-cell office:value-type="float" office:value="89678">
                <text:p>89678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965">
                <text:p>11965</text:p>
              </table:table-cell>
              <table:table-cell office:value-type="float" office:value="37393">
                <text:p>37393</text:p>
              </table:table-cell>
              <table:table-cell office:value-type="float" office:value="104881">
                <text:p>10488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943">
                <text:p>11943</text:p>
              </table:table-cell>
              <table:table-cell office:value-type="float" office:value="41026">
                <text:p>41026</text:p>
              </table:table-cell>
              <table:table-cell office:value-type="float" office:value="122662">
                <text:p>12266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922">
                <text:p>11922</text:p>
              </table:table-cell>
              <table:table-cell office:value-type="float" office:value="45350">
                <text:p>45350</text:p>
              </table:table-cell>
              <table:table-cell office:value-type="float" office:value="143457">
                <text:p>143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35">
                <text:p>773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83.33333333333">
                <text:p>7783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9cm" svg:y="1.404cm" svg:width="30.8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44.4233333333333">
                <text:p>44.42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7cm" svg:y="1.352cm" svg:width="31.34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8658608221505">
                <text:p>1.2865860822150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6206444645229">
                <text:p>1.3620644464522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5273678479651">
                <text:p>1.1527367847965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2150176481343">
                <text:p>1.3215017648134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254048100937">
                <text:p>1.21254048100937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38963017272089">
                <text:p>1.38963017272089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9383168684027">
                <text:p>1.1938316868402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1213204234083">
                <text:p>1.2121320423408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37651756029205">
                <text:p>1.3765175602920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5440720390378">
                <text:p>1.15440720390378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400509294607">
                <text:p>1.240050929460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7614044353995">
                <text:p>1.17614044353995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5016178711611">
                <text:p>1.5016178711611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08801118827161">
                <text:p>1.08801118827161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9294792855629">
                <text:p>1.1929479285562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5836584744375">
                <text:p>1.2583658474437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3176498253158">
                <text:p>1.1317649825315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6360265157894">
                <text:p>1.2636026515789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3259518447011">
                <text:p>1.3325951844701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1481765338768">
                <text:p>1.2148176533876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5822996140371">
                <text:p>1.158229961403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5300081470012">
                <text:p>1.1530008147001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32187443030334">
                <text:p>1.3218744303033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08360483794157">
                <text:p>1.08360483794157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0907668857734">
                <text:p>1.20907668857734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6043487133144">
                <text:p>1.0604348713314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14050364163816">
                <text:p>1.1405036416381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7285908035709">
                <text:p>1.2728590803570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362738518221">
                <text:p>1.04362738518221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876044549886">
                <text:p>1.0587604454988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875060447206">
                <text:p>1.0787506044720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541636825652">
                <text:p>1.1054163682565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7515113302671">
                <text:p>1.07515113302671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868637851917">
                <text:p>1.0786863785191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3388506878436">
                <text:p>1.0338850687843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550522123262">
                <text:p>1.0255052212326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3440154154563">
                <text:p>1.0344015415456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885228571915">
                <text:p>1.0588522857191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584182115866">
                <text:p>1.0358418211586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0845191323497">
                <text:p>1.0084519132349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3143888977413">
                <text:p>1.0314388897741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6216551264531">
                <text:p>1.0621655126453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241947235888">
                <text:p>1.0424194723588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8027537879917">
                <text:p>1.0802753787991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2928483543154">
                <text:p>1.1292848354315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0179585762383">
                <text:p>1.10179585762383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4834144460157">
                <text:p>1.0483414446015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6604778231048">
                <text:p>1.0660477823104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0.977929299683842">
                <text:p>0.97792929968384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0689941480861">
                <text:p>1.1068994148086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0.93733616926682">
                <text:p>0.9373361692668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0.989922482962607">
                <text:p>0.989922482962607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8105762487051">
                <text:p>1.18105762487051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851950326498">
                <text:p>1.1085195032649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39393959999023">
                <text:p>0.93939395999902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716336932808386">
                <text:p>0.71633693280838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4775525173611">
                <text:p>1.0477552517361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40010207100592">
                <text:p>0.94001020710059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04422717836923">
                <text:p>0.90442271783692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6525246791356">
                <text:p>1.0652524679135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817110957632866">
                <text:p>0.81711095763286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402146742242">
                <text:p>1.0240214674224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22175296759193">
                <text:p>0.92217529675919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9400315255334">
                <text:p>1.0940031525533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974173335536454">
                <text:p>0.9741733355364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966527366863905">
                <text:p>0.96652736686390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2171242420781">
                <text:p>1.0217124242078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4115534107782">
                <text:p>1.0411553410778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471098159877">
                <text:p>1.01471098159877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6171094699411">
                <text:p>1.06171094699411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21638410506218">
                <text:p>1.21638410506218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958310807132921">
                <text:p>0.95831080713292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21926824557305">
                <text:p>1.2192682455730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33901344523622">
                <text:p>1.3390134452362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.31659692859903">
                <text:p>1.31659692859903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.35795658078953">
                <text:p>1.35795658078953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.39175512808565">
                <text:p>1.3917551280856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.36527891008585">
                <text:p>1.3652789100858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53951478129366">
                <text:p>1.539514781293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.67560823107382">
                <text:p>1.67560823107382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6866.25">
                <text:p>56866.2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0384.6666666667">
                <text:p>70384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